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7da647" fo:border-left="0.0008in solid #000000" fo:border-right="none" fo:border-top="0.0008in solid #000000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7da647" fo:border-left="none" fo:border-right="none" fo:border-top="0.0008in solid #000000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 style:data-style-name="N1">
      <style:text-properties fo:font-style="italic" style:font-style-asian="italic" style:font-style-complex="italic"/>
    </style:style>
    <style:style style:name="ce9" style:family="table-cell" style:parent-style-name="Default" style:data-style-name="N2">
      <style:text-properties fo:font-style="italic" style:font-style-asian="italic" style:font-style-complex="italic"/>
    </style:style>
    <style:style style:name="ce10" style:family="table-cell" style:parent-style-name="Default" style:data-style-name="N116"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7da647" fo:border-left="none" fo:border-right="0.0008in solid #000000" fo:border-top="0.0008in solid #000000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116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7da64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8"/>
        <table:table-column table:style-name="co1" table:number-columns-repeated="3" table:default-cell-style-name="ce7"/>
        <table:table-column table:style-name="co1" table:number-columns-repeated="2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14"/>
        <table:table-column table:style-name="co1" table:number-columns-repeated="10" table:default-cell-style-name="Default"/>
        <table:table-row table:style-name="ro1">
          <table:table-cell office:value-type="string">
            <text:p>Curve points</text:p>
          </table:table-cell>
          <table:table-cell table:style-name="ce4" office:value-type="float" office:value="10">
            <text:p>10</text:p>
          </table:table-cell>
          <table:table-cell table:style-name="Default"/>
          <table:table-cell table:style-name="ce1" office:value-type="string">
            <text:p>Values in <text:span text:style-name="T1">italic</text:span> are precalculated, no need to touch, green are the configurables</text:p>
          </table:table-cell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number-columns-repeated="3"/>
          <table:table-cell table:style-name="ce1" office:value-type="string">
            <text:p>minRange</text:p>
          </table:table-cell>
          <table:table-cell table:style-name="ce1" office:value-type="string">
            <text:p>MaxRange</text:p>
          </table:table-cell>
          <table:table-cell table:number-columns-repeated="5"/>
        </table:table-row>
        <table:table-row table:style-name="ro2">
          <table:table-cell table:style-name="ce3" office:value-type="float" office:value="105">
            <text:p>10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90">
            <text:p>90</text:p>
          </table:table-cell>
          <table:table-cell table:number-columns-repeated="3" table:style-name="ce6" office:value-type="float" office:value="85">
            <text:p>85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99">
            <text:p>99</text:p>
          </table:table-cell>
          <table:table-cell table:style-name="ce12" office:value-type="float" office:value="99">
            <text:p>99</text:p>
          </table:table-cell>
          <table:table-cell table:number-columns-repeated="3"/>
          <table:table-cell table:style-name="ce15" office:value-type="float" office:value="280">
            <text:p>280</text:p>
          </table:table-cell>
          <table:table-cell table:style-name="ce15" office:value-type="float" office:value="800">
            <text:p>800</text:p>
          </table:table-cell>
          <table:table-cell/>
          <table:table-cell office:value-type="string">
            <text:p>Configuration String</text:p>
          </table:table-cell>
          <table:table-cell table:number-columns-repeated="3"/>
        </table:table-row>
        <table:table-row table:style-name="ro2">
          <table:table-cell table:style-name="Default" table:number-columns-repeated="10"/>
          <table:table-cell table:number-columns-repeated="6"/>
          <table:table-cell table:formula="of:=(&quot;sXm&quot;&amp;[.N3]&amp;&quot;M&quot;&amp;[.O3]&amp;&quot;C&quot;&amp;CONCATENATE([.A3];&quot;,&quot;;[.B3];&quot;,&quot;;[.C3];&quot;,&quot;;[.D3];&quot;,&quot;;[.E3];&quot;,&quot;;[.F3];&quot;,&quot;;[.G3];&quot;,&quot;;[.H3];&quot;,&quot;;[.I3];&quot;,&quot;;[.J3]))" office:value-type="string" office:string-value="sXm280M800C105,100,90,85,85,85,90,95,99,99">
            <text:p>sXm280M800C105,100,90,85,85,85,90,95,99,99</text:p>
          </table:table-cell>
          <table:table-cell table:number-columns-repeated="3"/>
        </table:table-row>
        <table:table-row table:style-name="ro2">
          <table:table-cell office:value-type="string">
            <text:p>Input voltage</text:p>
          </table:table-cell>
          <table:table-cell table:style-name="ce7" office:value-type="string">
            <text:p>ADC value</text:p>
          </table:table-cell>
          <table:table-cell office:value-type="string">
            <text:p>Which point</text:p>
          </table:table-cell>
          <table:table-cell table:style-name="Default" office:value-type="string">
            <text:p>Applied</text:p>
          </table:table-cell>
          <table:table-cell office:value-type="string">
            <text:p>Multiplier</text:p>
          </table:table-cell>
          <table:table-cell table:style-name="ce7" office:value-type="string">
            <text:p>Converted value</text:p>
          </table:table-cell>
          <table:table-cell table:style-name="ce7" office:value-type="string">
            <text:p>Output value</text:p>
          </table:table-cell>
          <table:table-cell table:style-name="ce7" office:value-type="string">
            <text:p>Output voltage</text:p>
          </table:table-cell>
          <table:table-cell table:style-name="ce7" office:value-type="string">
            <text:p>Ratio (%)</text:p>
          </table:table-cell>
          <table:table-cell table:style-name="ce13" office:value-type="string">
            <text:p>Relative negative ratio(%)</text:p>
          </table:table-cell>
          <table:table-cell table:number-columns-repeated="10"/>
        </table:table-row>
        <table:table-row table:style-name="ro2">
          <table:table-cell office:value-type="float" office:value="0">
            <text:p>0</text:p>
          </table:table-cell>
          <table:table-cell table:formula="of:=[.A6]/[.$O$7]*[.$O$6]" office:value-type="float" office:value="0">
            <text:p>0</text:p>
          </table:table-cell>
          <table:table-cell table:formula="of:=MIN(MAX( ROUND(([.B6]-[.$N$3]-[.$O$8]/2) /[.$O$8] ); 0);[.$B$1])" office:value-type="float" office:value="0">
            <text:p>0</text:p>
          </table:table-cell>
          <table:table-cell table:formula="of:=IF(AND([.B6]&gt;[.$N$3];[.B6]&lt;[.$O$3]))" office:value-type="boolean" office:boolean-value="false">
            <text:p>FALSE</text:p>
          </table:table-cell>
          <table:table-cell table:formula="of:=INDIRECT(&quot;R3C&quot;&amp;([.C6]+1); 0)" office:value-type="float" office:value="105">
            <table:detective>
              <table:operation table:name="trace-errors" table:index="0"/>
            </table:detective>
            <text:p>105</text:p>
          </table:table-cell>
          <table:table-cell table:formula="of:=[.B6]*[.E6]/[.$O$9]" office:value-type="float" office:value="0">
            <text:p>0</text:p>
          </table:table-cell>
          <table:table-cell table:formula="of:=IF([.D6];[.F6];[.B6])" office:value-type="float" office:value="0">
            <text:p>0</text:p>
          </table:table-cell>
          <table:table-cell table:formula="of:=[.G6]/[.$O$6]*[.$O$7]" office:value-type="float" office:value="0">
            <text:p>0.00</text:p>
          </table:table-cell>
          <table:table-cell table:formula="of:=IF([.A6]&gt;0;[.H6]/[.A6]*100;100)" office:value-type="float" office:value="100">
            <text:p>100.0</text:p>
          </table:table-cell>
          <table:table-cell table:formula="of:=100-[.I6]" office:value-type="float" office:value="0">
            <text:p>0.0</text:p>
          </table:table-cell>
          <table:table-cell table:number-columns-repeated="3"/>
          <table:table-cell office:value-type="string">
            <text:p>ADC range</text:p>
          </table:table-cell>
          <table:table-cell office:value-type="float" office:value="1024">
            <text:p>1024</text:p>
          </table:table-cell>
          <table:table-cell table:number-columns-repeated="5"/>
        </table:table-row>
        <table:table-row table:style-name="ro2">
          <table:table-cell office:value-type="float" office:value="0.5">
            <text:p>0.5</text:p>
          </table:table-cell>
          <table:table-cell table:formula="of:=[.A7]/[.$O$7]*[.$O$6]" office:value-type="float" office:value="102.4">
            <text:p>102</text:p>
          </table:table-cell>
          <table:table-cell table:formula="of:=MIN(MAX( ROUND(([.B7]-[.$N$3]-[.$O$8]/2) /[.$O$8] ); 0);[.$B$1])" office:value-type="float" office:value="0">
            <text:p>0</text:p>
          </table:table-cell>
          <table:table-cell table:formula="of:=IF(AND([.B7]&gt;[.$N$3];[.B7]&lt;[.$O$3]))" office:value-type="boolean" office:boolean-value="false">
            <text:p>FALSE</text:p>
          </table:table-cell>
          <table:table-cell table:formula="of:=INDIRECT(&quot;R3C&quot;&amp;([.C7]+1); 0)" office:value-type="float" office:value="105">
            <table:detective>
              <table:operation table:name="trace-errors" table:index="1"/>
            </table:detective>
            <text:p>105</text:p>
          </table:table-cell>
          <table:table-cell table:formula="of:=[.B7]*[.E7]/[.$O$9]" office:value-type="float" office:value="107.52">
            <text:p>108</text:p>
          </table:table-cell>
          <table:table-cell table:formula="of:=IF([.D7];[.F7];[.B7])" office:value-type="float" office:value="102.4">
            <text:p>102</text:p>
          </table:table-cell>
          <table:table-cell table:formula="of:=[.G7]/[.$O$6]*[.$O$7]" office:value-type="float" office:value="0.5">
            <text:p>0.50</text:p>
          </table:table-cell>
          <table:table-cell table:formula="of:=IF([.A7]&gt;0;[.H7]/[.A7]*100;100)" office:value-type="float" office:value="100">
            <text:p>100.0</text:p>
          </table:table-cell>
          <table:table-cell table:formula="of:=100-[.I7]" office:value-type="float" office:value="0">
            <text:p>0.0</text:p>
          </table:table-cell>
          <table:table-cell table:number-columns-repeated="3"/>
          <table:table-cell office:value-type="string">
            <text:p>ADC max V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0.6">
            <text:p>0.6</text:p>
          </table:table-cell>
          <table:table-cell table:formula="of:=[.A8]/[.$O$7]*[.$O$6]" office:value-type="float" office:value="122.88">
            <text:p>123</text:p>
          </table:table-cell>
          <table:table-cell table:formula="of:=MIN(MAX( ROUND(([.B8]-[.$N$3]-[.$O$8]/2) /[.$O$8] ); 0);[.$B$1])" office:value-type="float" office:value="0">
            <text:p>0</text:p>
          </table:table-cell>
          <table:table-cell table:formula="of:=IF(AND([.B8]&gt;[.$N$3];[.B8]&lt;[.$O$3]))" office:value-type="boolean" office:boolean-value="false">
            <text:p>FALSE</text:p>
          </table:table-cell>
          <table:table-cell table:formula="of:=INDIRECT(&quot;R3C&quot;&amp;([.C8]+1); 0)" office:value-type="float" office:value="105">
            <text:p>105</text:p>
          </table:table-cell>
          <table:table-cell table:formula="of:=[.B8]*[.E8]/[.$O$9]" office:value-type="float" office:value="129.024">
            <text:p>129</text:p>
          </table:table-cell>
          <table:table-cell table:formula="of:=IF([.D8];[.F8];[.B8])" office:value-type="float" office:value="122.88">
            <text:p>123</text:p>
          </table:table-cell>
          <table:table-cell table:formula="of:=[.G8]/[.$O$6]*[.$O$7]" office:value-type="float" office:value="0.6">
            <text:p>0.60</text:p>
          </table:table-cell>
          <table:table-cell table:formula="of:=IF([.A8]&gt;0;[.H8]/[.A8]*100;100)" office:value-type="float" office:value="100">
            <text:p>100.0</text:p>
          </table:table-cell>
          <table:table-cell table:formula="of:=100-[.I8]" office:value-type="float" office:value="0">
            <text:p>0.0</text:p>
          </table:table-cell>
          <table:table-cell table:number-columns-repeated="3"/>
          <table:table-cell table:style-name="ce7" office:value-type="string">
            <text:p>Bin size</text:p>
          </table:table-cell>
          <table:table-cell table:style-name="ce7" table:formula="of:=([.O3]-[.N3])/[.B1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0.7">
            <text:p>0.7</text:p>
          </table:table-cell>
          <table:table-cell table:formula="of:=[.A9]/[.$O$7]*[.$O$6]" office:value-type="float" office:value="143.36">
            <text:p>143</text:p>
          </table:table-cell>
          <table:table-cell table:formula="of:=MIN(MAX( ROUND(([.B9]-[.$N$3]-[.$O$8]/2) /[.$O$8] ); 0);[.$B$1])" office:value-type="float" office:value="0">
            <text:p>0</text:p>
          </table:table-cell>
          <table:table-cell table:formula="of:=IF(AND([.B9]&gt;[.$N$3];[.B9]&lt;[.$O$3]))" office:value-type="boolean" office:boolean-value="false">
            <text:p>FALSE</text:p>
          </table:table-cell>
          <table:table-cell table:formula="of:=INDIRECT(&quot;R3C&quot;&amp;([.C9]+1); 0)" office:value-type="float" office:value="105">
            <text:p>105</text:p>
          </table:table-cell>
          <table:table-cell table:formula="of:=[.B9]*[.E9]/[.$O$9]" office:value-type="float" office:value="150.528">
            <text:p>151</text:p>
          </table:table-cell>
          <table:table-cell table:formula="of:=IF([.D9];[.F9];[.B9])" office:value-type="float" office:value="143.36">
            <text:p>143</text:p>
          </table:table-cell>
          <table:table-cell table:formula="of:=[.G9]/[.$O$6]*[.$O$7]" office:value-type="float" office:value="0.7">
            <text:p>0.70</text:p>
          </table:table-cell>
          <table:table-cell table:formula="of:=IF([.A9]&gt;0;[.H9]/[.A9]*100;100)" office:value-type="float" office:value="100">
            <text:p>100.0</text:p>
          </table:table-cell>
          <table:table-cell table:formula="of:=100-[.I9]" office:value-type="float" office:value="0">
            <text:p>0.0</text:p>
          </table:table-cell>
          <table:table-cell table:number-columns-repeated="3"/>
          <table:table-cell table:style-name="ce7" office:value-type="string">
            <text:p>Unity offset</text:p>
          </table:table-cell>
          <table:table-cell table:style-name="ce7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0.8">
            <text:p>0.8</text:p>
          </table:table-cell>
          <table:table-cell table:formula="of:=[.A10]/[.$O$7]*[.$O$6]" office:value-type="float" office:value="163.84">
            <text:p>164</text:p>
          </table:table-cell>
          <table:table-cell table:formula="of:=MIN(MAX( ROUND(([.B10]-[.$N$3]-[.$O$8]/2) /[.$O$8] ); 0);[.$B$1])" office:value-type="float" office:value="0">
            <text:p>0</text:p>
          </table:table-cell>
          <table:table-cell table:formula="of:=IF(AND([.B10]&gt;[.$N$3];[.B10]&lt;[.$O$3]))" office:value-type="boolean" office:boolean-value="false">
            <text:p>FALSE</text:p>
          </table:table-cell>
          <table:table-cell table:formula="of:=INDIRECT(&quot;R3C&quot;&amp;([.C10]+1); 0)" office:value-type="float" office:value="105">
            <text:p>105</text:p>
          </table:table-cell>
          <table:table-cell table:formula="of:=[.B10]*[.E10]/[.$O$9]" office:value-type="float" office:value="172.032">
            <text:p>172</text:p>
          </table:table-cell>
          <table:table-cell table:formula="of:=IF([.D10];[.F10];[.B10])" office:value-type="float" office:value="163.84">
            <text:p>164</text:p>
          </table:table-cell>
          <table:table-cell table:formula="of:=[.G10]/[.$O$6]*[.$O$7]" office:value-type="float" office:value="0.8">
            <text:p>0.80</text:p>
          </table:table-cell>
          <table:table-cell table:formula="of:=IF([.A10]&gt;0;[.H10]/[.A10]*100;100)" office:value-type="float" office:value="100">
            <text:p>100.0</text:p>
          </table:table-cell>
          <table:table-cell table:formula="of:=100-[.I10]" office:value-type="float" office:value="0">
            <text:p>0.0</text:p>
          </table:table-cell>
          <table:table-cell>
            <draw:frame table:end-cell-address="Sheet1.T44" table:end-x="0.013in" table:end-y="0.1189in" draw:z-index="1" draw:style-name="gr1" draw:text-style-name="P1" svg:width="7.9008in" svg:height="6.102in" svg:x="0.1134in" svg:y="0.0626in">
              <draw:object draw:notify-on-update-of-ranges="Sheet1.A5:Sheet1.A5 Sheet1.A6:Sheet1.A53 Sheet1.H5:Sheet1.H5 Sheet1.H6:Sheet1.H53 Sheet1.A5:Sheet1.A5 Sheet1.A6:Sheet1.A53 Sheet1.J5:Sheet1.J5 Sheet1.J6:Sheet1.J5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office:value-type="float" office:value="0.9">
            <text:p>0.9</text:p>
          </table:table-cell>
          <table:table-cell table:formula="of:=[.A11]/[.$O$7]*[.$O$6]" office:value-type="float" office:value="184.32">
            <text:p>184</text:p>
          </table:table-cell>
          <table:table-cell table:formula="of:=MIN(MAX( ROUND(([.B11]-[.$N$3]-[.$O$8]/2) /[.$O$8] ); 0);[.$B$1])" office:value-type="float" office:value="0">
            <text:p>0</text:p>
          </table:table-cell>
          <table:table-cell table:formula="of:=IF(AND([.B11]&gt;[.$N$3];[.B11]&lt;[.$O$3]))" office:value-type="boolean" office:boolean-value="false">
            <text:p>FALSE</text:p>
          </table:table-cell>
          <table:table-cell table:formula="of:=INDIRECT(&quot;R3C&quot;&amp;([.C11]+1); 0)" office:value-type="float" office:value="105">
            <text:p>105</text:p>
          </table:table-cell>
          <table:table-cell table:formula="of:=[.B11]*[.E11]/[.$O$9]" office:value-type="float" office:value="193.536">
            <text:p>194</text:p>
          </table:table-cell>
          <table:table-cell table:formula="of:=IF([.D11];[.F11];[.B11])" office:value-type="float" office:value="184.32">
            <text:p>184</text:p>
          </table:table-cell>
          <table:table-cell table:formula="of:=[.G11]/[.$O$6]*[.$O$7]" office:value-type="float" office:value="0.9">
            <text:p>0.90</text:p>
          </table:table-cell>
          <table:table-cell table:formula="of:=IF([.A11]&gt;0;[.H11]/[.A11]*100;100)" office:value-type="float" office:value="100">
            <text:p>100.0</text:p>
          </table:table-cell>
          <table:table-cell table:formula="of:=100-[.I11]" office:value-type="float" office:value="0">
            <text:p>0.0</text:p>
          </table:table-cell>
          <table:table-cell table:number-columns-repeated="9"/>
          <table:table-cell>
            <draw:frame table:end-cell-address="Sheet1.AG47" table:end-x="0.013in" table:end-y="0.0953in" draw:z-index="0" draw:style-name="gr1" draw:text-style-name="P1" svg:width="11.2776in" svg:height="6.3744in" svg:x="0.2929in" svg:y="0.122in">
              <draw:object draw:notify-on-update-of-ranges="Sheet1.A5:Sheet1.A5 Sheet1.A6:Sheet1.A53 Sheet1.H5:Sheet1.H5 Sheet1.H6:Sheet1.H53 Sheet1.J5:Sheet1.J5 Sheet1.J6:Sheet1.J5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12]/[.$O$7]*[.$O$6]" office:value-type="float" office:value="204.8">
            <text:p>205</text:p>
          </table:table-cell>
          <table:table-cell table:formula="of:=MIN(MAX( ROUND(([.B12]-[.$N$3]-[.$O$8]/2) /[.$O$8] ); 0);[.$B$1])" office:value-type="float" office:value="0">
            <text:p>0</text:p>
          </table:table-cell>
          <table:table-cell table:formula="of:=IF(AND([.B12]&gt;[.$N$3];[.B12]&lt;[.$O$3]))" office:value-type="boolean" office:boolean-value="false">
            <text:p>FALSE</text:p>
          </table:table-cell>
          <table:table-cell table:formula="of:=INDIRECT(&quot;R3C&quot;&amp;([.C12]+1); 0)" office:value-type="float" office:value="105">
            <text:p>105</text:p>
          </table:table-cell>
          <table:table-cell table:formula="of:=[.B12]*[.E12]/[.$O$9]" office:value-type="float" office:value="215.04">
            <text:p>215</text:p>
          </table:table-cell>
          <table:table-cell table:formula="of:=IF([.D12];[.F12];[.B12])" office:value-type="float" office:value="204.8">
            <text:p>205</text:p>
          </table:table-cell>
          <table:table-cell table:formula="of:=[.G12]/[.$O$6]*[.$O$7]" office:value-type="float" office:value="1">
            <text:p>1.00</text:p>
          </table:table-cell>
          <table:table-cell table:formula="of:=IF([.A12]&gt;0;[.H12]/[.A12]*100;100)" office:value-type="float" office:value="100">
            <text:p>100.0</text:p>
          </table:table-cell>
          <table:table-cell table:formula="of:=100-[.I12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1.1">
            <text:p>1.1</text:p>
          </table:table-cell>
          <table:table-cell table:formula="of:=[.A13]/[.$O$7]*[.$O$6]" office:value-type="float" office:value="225.28">
            <text:p>225</text:p>
          </table:table-cell>
          <table:table-cell table:formula="of:=MIN(MAX( ROUND(([.B13]-[.$N$3]-[.$O$8]/2) /[.$O$8] ); 0);[.$B$1])" office:value-type="float" office:value="0">
            <text:p>0</text:p>
          </table:table-cell>
          <table:table-cell table:formula="of:=IF(AND([.B13]&gt;[.$N$3];[.B13]&lt;[.$O$3]))" office:value-type="boolean" office:boolean-value="false">
            <text:p>FALSE</text:p>
          </table:table-cell>
          <table:table-cell table:formula="of:=INDIRECT(&quot;R3C&quot;&amp;([.C13]+1); 0)" office:value-type="float" office:value="105">
            <text:p>105</text:p>
          </table:table-cell>
          <table:table-cell table:formula="of:=[.B13]*[.E13]/[.$O$9]" office:value-type="float" office:value="236.544">
            <text:p>237</text:p>
          </table:table-cell>
          <table:table-cell table:formula="of:=IF([.D13];[.F13];[.B13])" office:value-type="float" office:value="225.28">
            <text:p>225</text:p>
          </table:table-cell>
          <table:table-cell table:formula="of:=[.G13]/[.$O$6]*[.$O$7]" office:value-type="float" office:value="1.1">
            <text:p>1.10</text:p>
          </table:table-cell>
          <table:table-cell table:formula="of:=IF([.A13]&gt;0;[.H13]/[.A13]*100;100)" office:value-type="float" office:value="100">
            <text:p>100.0</text:p>
          </table:table-cell>
          <table:table-cell table:formula="of:=100-[.I13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1.2">
            <text:p>1.2</text:p>
          </table:table-cell>
          <table:table-cell table:formula="of:=[.A14]/[.$O$7]*[.$O$6]" office:value-type="float" office:value="245.76">
            <text:p>246</text:p>
          </table:table-cell>
          <table:table-cell table:formula="of:=MIN(MAX( ROUND(([.B14]-[.$N$3]-[.$O$8]/2) /[.$O$8] ); 0);[.$B$1])" office:value-type="float" office:value="0">
            <text:p>0</text:p>
          </table:table-cell>
          <table:table-cell table:formula="of:=IF(AND([.B14]&gt;[.$N$3];[.B14]&lt;[.$O$3]))" office:value-type="boolean" office:boolean-value="false">
            <text:p>FALSE</text:p>
          </table:table-cell>
          <table:table-cell table:formula="of:=INDIRECT(&quot;R3C&quot;&amp;([.C14]+1); 0)" office:value-type="float" office:value="105">
            <text:p>105</text:p>
          </table:table-cell>
          <table:table-cell table:formula="of:=[.B14]*[.E14]/[.$O$9]" office:value-type="float" office:value="258.048">
            <text:p>258</text:p>
          </table:table-cell>
          <table:table-cell table:formula="of:=IF([.D14];[.F14];[.B14])" office:value-type="float" office:value="245.76">
            <text:p>246</text:p>
          </table:table-cell>
          <table:table-cell table:formula="of:=[.G14]/[.$O$6]*[.$O$7]" office:value-type="float" office:value="1.2">
            <text:p>1.20</text:p>
          </table:table-cell>
          <table:table-cell table:formula="of:=IF([.A14]&gt;0;[.H14]/[.A14]*100;100)" office:value-type="float" office:value="100">
            <text:p>100.0</text:p>
          </table:table-cell>
          <table:table-cell table:formula="of:=100-[.I14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1.3">
            <text:p>1.3</text:p>
          </table:table-cell>
          <table:table-cell table:formula="of:=[.A15]/[.$O$7]*[.$O$6]" office:value-type="float" office:value="266.24">
            <text:p>266</text:p>
          </table:table-cell>
          <table:table-cell table:formula="of:=MIN(MAX( ROUND(([.B15]-[.$N$3]-[.$O$8]/2) /[.$O$8] ); 0);[.$B$1])" office:value-type="float" office:value="0">
            <text:p>0</text:p>
          </table:table-cell>
          <table:table-cell table:formula="of:=IF(AND([.B15]&gt;[.$N$3];[.B15]&lt;[.$O$3]))" office:value-type="boolean" office:boolean-value="false">
            <text:p>FALSE</text:p>
          </table:table-cell>
          <table:table-cell table:formula="of:=INDIRECT(&quot;R3C&quot;&amp;([.C15]+1); 0)" office:value-type="float" office:value="105">
            <text:p>105</text:p>
          </table:table-cell>
          <table:table-cell table:formula="of:=[.B15]*[.E15]/[.$O$9]" office:value-type="float" office:value="279.552">
            <text:p>280</text:p>
          </table:table-cell>
          <table:table-cell table:formula="of:=IF([.D15];[.F15];[.B15])" office:value-type="float" office:value="266.24">
            <text:p>266</text:p>
          </table:table-cell>
          <table:table-cell table:formula="of:=[.G15]/[.$O$6]*[.$O$7]" office:value-type="float" office:value="1.3">
            <text:p>1.30</text:p>
          </table:table-cell>
          <table:table-cell table:formula="of:=IF([.A15]&gt;0;[.H15]/[.A15]*100;100)" office:value-type="float" office:value="100">
            <text:p>100.0</text:p>
          </table:table-cell>
          <table:table-cell table:formula="of:=100-[.I15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1.4">
            <text:p>1.4</text:p>
          </table:table-cell>
          <table:table-cell table:formula="of:=[.A16]/[.$O$7]*[.$O$6]" office:value-type="float" office:value="286.72">
            <text:p>287</text:p>
          </table:table-cell>
          <table:table-cell table:formula="of:=MIN(MAX( ROUND(([.B16]-[.$N$3]-[.$O$8]/2) /[.$O$8] ); 0);[.$B$1])" office:value-type="float" office:value="0">
            <text:p>0</text:p>
          </table:table-cell>
          <table:table-cell table:formula="of:=IF(AND([.B16]&gt;[.$N$3];[.B16]&lt;[.$O$3]))" office:value-type="boolean" office:boolean-value="true">
            <text:p>TRUE</text:p>
          </table:table-cell>
          <table:table-cell table:formula="of:=INDIRECT(&quot;R3C&quot;&amp;([.C16]+1); 0)" office:value-type="float" office:value="105">
            <text:p>105</text:p>
          </table:table-cell>
          <table:table-cell table:formula="of:=[.B16]*[.E16]/[.$O$9]" office:value-type="float" office:value="301.056">
            <text:p>301</text:p>
          </table:table-cell>
          <table:table-cell table:formula="of:=IF([.D16];[.F16];[.B16])" office:value-type="float" office:value="301.056">
            <text:p>301</text:p>
          </table:table-cell>
          <table:table-cell table:formula="of:=[.G16]/[.$O$6]*[.$O$7]" office:value-type="float" office:value="1.47">
            <text:p>1.47</text:p>
          </table:table-cell>
          <table:table-cell table:formula="of:=IF([.A16]&gt;0;[.H16]/[.A16]*100;100)" office:value-type="float" office:value="105">
            <text:p>105.0</text:p>
          </table:table-cell>
          <table:table-cell table:formula="of:=100-[.I16]" office:value-type="float" office:value="-4.99999999999999">
            <text:p>-5.0</text:p>
          </table:table-cell>
          <table:table-cell table:number-columns-repeated="10"/>
        </table:table-row>
        <table:table-row table:style-name="ro2">
          <table:table-cell office:value-type="float" office:value="1.5">
            <text:p>1.5</text:p>
          </table:table-cell>
          <table:table-cell table:formula="of:=[.A17]/[.$O$7]*[.$O$6]" office:value-type="float" office:value="307.2">
            <text:p>307</text:p>
          </table:table-cell>
          <table:table-cell table:formula="of:=MIN(MAX( ROUND(([.B17]-[.$N$3]-[.$O$8]/2) /[.$O$8] ); 0);[.$B$1])" office:value-type="float" office:value="0">
            <text:p>0</text:p>
          </table:table-cell>
          <table:table-cell table:formula="of:=IF(AND([.B17]&gt;[.$N$3];[.B17]&lt;[.$O$3]))" office:value-type="boolean" office:boolean-value="true">
            <text:p>TRUE</text:p>
          </table:table-cell>
          <table:table-cell table:formula="of:=INDIRECT(&quot;R3C&quot;&amp;([.C17]+1); 0)" office:value-type="float" office:value="105">
            <text:p>105</text:p>
          </table:table-cell>
          <table:table-cell table:formula="of:=[.B17]*[.E17]/[.$O$9]" office:value-type="float" office:value="322.56">
            <text:p>323</text:p>
          </table:table-cell>
          <table:table-cell table:formula="of:=IF([.D17];[.F17];[.B17])" office:value-type="float" office:value="322.56">
            <text:p>323</text:p>
          </table:table-cell>
          <table:table-cell table:formula="of:=[.G17]/[.$O$6]*[.$O$7]" office:value-type="float" office:value="1.575">
            <text:p>1.58</text:p>
          </table:table-cell>
          <table:table-cell table:formula="of:=IF([.A17]&gt;0;[.H17]/[.A17]*100;100)" office:value-type="float" office:value="105">
            <text:p>105.0</text:p>
          </table:table-cell>
          <table:table-cell table:formula="of:=100-[.I17]" office:value-type="float" office:value="-5">
            <text:p>-5.0</text:p>
          </table:table-cell>
          <table:table-cell table:number-columns-repeated="10"/>
        </table:table-row>
        <table:table-row table:style-name="ro2">
          <table:table-cell office:value-type="float" office:value="1.6">
            <text:p>1.6</text:p>
          </table:table-cell>
          <table:table-cell table:formula="of:=[.A18]/[.$O$7]*[.$O$6]" office:value-type="float" office:value="327.68">
            <text:p>328</text:p>
          </table:table-cell>
          <table:table-cell table:formula="of:=MIN(MAX( ROUND(([.B18]-[.$N$3]-[.$O$8]/2) /[.$O$8] ); 0);[.$B$1])" office:value-type="float" office:value="0">
            <text:p>0</text:p>
          </table:table-cell>
          <table:table-cell table:formula="of:=IF(AND([.B18]&gt;[.$N$3];[.B18]&lt;[.$O$3]))" office:value-type="boolean" office:boolean-value="true">
            <text:p>TRUE</text:p>
          </table:table-cell>
          <table:table-cell table:formula="of:=INDIRECT(&quot;R3C&quot;&amp;([.C18]+1); 0)" office:value-type="float" office:value="105">
            <text:p>105</text:p>
          </table:table-cell>
          <table:table-cell table:formula="of:=[.B18]*[.E18]/[.$O$9]" office:value-type="float" office:value="344.064">
            <text:p>344</text:p>
          </table:table-cell>
          <table:table-cell table:formula="of:=IF([.D18];[.F18];[.B18])" office:value-type="float" office:value="344.064">
            <text:p>344</text:p>
          </table:table-cell>
          <table:table-cell table:formula="of:=[.G18]/[.$O$6]*[.$O$7]" office:value-type="float" office:value="1.68">
            <text:p>1.68</text:p>
          </table:table-cell>
          <table:table-cell table:formula="of:=IF([.A18]&gt;0;[.H18]/[.A18]*100;100)" office:value-type="float" office:value="105">
            <text:p>105.0</text:p>
          </table:table-cell>
          <table:table-cell table:formula="of:=100-[.I18]" office:value-type="float" office:value="-4.99999999999999">
            <text:p>-5.0</text:p>
          </table:table-cell>
          <table:table-cell table:number-columns-repeated="10"/>
        </table:table-row>
        <table:table-row table:style-name="ro2">
          <table:table-cell office:value-type="float" office:value="1.7">
            <text:p>1.7</text:p>
          </table:table-cell>
          <table:table-cell table:formula="of:=[.A19]/[.$O$7]*[.$O$6]" office:value-type="float" office:value="348.16">
            <text:p>348</text:p>
          </table:table-cell>
          <table:table-cell table:formula="of:=MIN(MAX( ROUND(([.B19]-[.$N$3]-[.$O$8]/2) /[.$O$8] ); 0);[.$B$1])" office:value-type="float" office:value="1">
            <text:p>1</text:p>
          </table:table-cell>
          <table:table-cell table:formula="of:=IF(AND([.B19]&gt;[.$N$3];[.B19]&lt;[.$O$3]))" office:value-type="boolean" office:boolean-value="true">
            <text:p>TRUE</text:p>
          </table:table-cell>
          <table:table-cell table:formula="of:=INDIRECT(&quot;R3C&quot;&amp;([.C19]+1); 0)" office:value-type="float" office:value="100">
            <text:p>100</text:p>
          </table:table-cell>
          <table:table-cell table:formula="of:=[.B19]*[.E19]/[.$O$9]" office:value-type="float" office:value="348.16">
            <text:p>348</text:p>
          </table:table-cell>
          <table:table-cell table:formula="of:=IF([.D19];[.F19];[.B19])" office:value-type="float" office:value="348.16">
            <text:p>348</text:p>
          </table:table-cell>
          <table:table-cell table:formula="of:=[.G19]/[.$O$6]*[.$O$7]" office:value-type="float" office:value="1.7">
            <text:p>1.70</text:p>
          </table:table-cell>
          <table:table-cell table:formula="of:=IF([.A19]&gt;0;[.H19]/[.A19]*100;100)" office:value-type="float" office:value="100">
            <text:p>100.0</text:p>
          </table:table-cell>
          <table:table-cell table:formula="of:=100-[.I19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1.8">
            <text:p>1.8</text:p>
          </table:table-cell>
          <table:table-cell table:formula="of:=[.A20]/[.$O$7]*[.$O$6]" office:value-type="float" office:value="368.64">
            <text:p>369</text:p>
          </table:table-cell>
          <table:table-cell table:formula="of:=MIN(MAX( ROUND(([.B20]-[.$N$3]-[.$O$8]/2) /[.$O$8] ); 0);[.$B$1])" office:value-type="float" office:value="1">
            <text:p>1</text:p>
          </table:table-cell>
          <table:table-cell table:formula="of:=IF(AND([.B20]&gt;[.$N$3];[.B20]&lt;[.$O$3]))" office:value-type="boolean" office:boolean-value="true">
            <text:p>TRUE</text:p>
          </table:table-cell>
          <table:table-cell table:formula="of:=INDIRECT(&quot;R3C&quot;&amp;([.C20]+1); 0)" office:value-type="float" office:value="100">
            <text:p>100</text:p>
          </table:table-cell>
          <table:table-cell table:formula="of:=[.B20]*[.E20]/[.$O$9]" office:value-type="float" office:value="368.64">
            <text:p>369</text:p>
          </table:table-cell>
          <table:table-cell table:formula="of:=IF([.D20];[.F20];[.B20])" office:value-type="float" office:value="368.64">
            <text:p>369</text:p>
          </table:table-cell>
          <table:table-cell table:formula="of:=[.G20]/[.$O$6]*[.$O$7]" office:value-type="float" office:value="1.8">
            <text:p>1.80</text:p>
          </table:table-cell>
          <table:table-cell table:formula="of:=IF([.A20]&gt;0;[.H20]/[.A20]*100;100)" office:value-type="float" office:value="100">
            <text:p>100.0</text:p>
          </table:table-cell>
          <table:table-cell table:formula="of:=100-[.I20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1.9">
            <text:p>1.9</text:p>
          </table:table-cell>
          <table:table-cell table:formula="of:=[.A21]/[.$O$7]*[.$O$6]" office:value-type="float" office:value="389.12">
            <text:p>389</text:p>
          </table:table-cell>
          <table:table-cell table:formula="of:=MIN(MAX( ROUND(([.B21]-[.$N$3]-[.$O$8]/2) /[.$O$8] ); 0);[.$B$1])" office:value-type="float" office:value="2">
            <text:p>2</text:p>
          </table:table-cell>
          <table:table-cell table:formula="of:=IF(AND([.B21]&gt;[.$N$3];[.B21]&lt;[.$O$3]))" office:value-type="boolean" office:boolean-value="true">
            <text:p>TRUE</text:p>
          </table:table-cell>
          <table:table-cell table:formula="of:=INDIRECT(&quot;R3C&quot;&amp;([.C21]+1); 0)" office:value-type="float" office:value="90">
            <text:p>90</text:p>
          </table:table-cell>
          <table:table-cell table:formula="of:=[.B21]*[.E21]/[.$O$9]" office:value-type="float" office:value="350.208">
            <text:p>350</text:p>
          </table:table-cell>
          <table:table-cell table:formula="of:=IF([.D21];[.F21];[.B21])" office:value-type="float" office:value="350.208">
            <text:p>350</text:p>
          </table:table-cell>
          <table:table-cell table:formula="of:=[.G21]/[.$O$6]*[.$O$7]" office:value-type="float" office:value="1.71">
            <text:p>1.71</text:p>
          </table:table-cell>
          <table:table-cell table:formula="of:=IF([.A21]&gt;0;[.H21]/[.A21]*100;100)" office:value-type="float" office:value="90">
            <text:p>90.0</text:p>
          </table:table-cell>
          <table:table-cell table:formula="of:=100-[.I21]" office:value-type="float" office:value="10">
            <text:p>10.0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table:formula="of:=[.A22]/[.$O$7]*[.$O$6]" office:value-type="float" office:value="409.6">
            <text:p>410</text:p>
          </table:table-cell>
          <table:table-cell table:formula="of:=MIN(MAX( ROUND(([.B22]-[.$N$3]-[.$O$8]/2) /[.$O$8] ); 0);[.$B$1])" office:value-type="float" office:value="2">
            <text:p>2</text:p>
          </table:table-cell>
          <table:table-cell table:formula="of:=IF(AND([.B22]&gt;[.$N$3];[.B22]&lt;[.$O$3]))" office:value-type="boolean" office:boolean-value="true">
            <text:p>TRUE</text:p>
          </table:table-cell>
          <table:table-cell table:formula="of:=INDIRECT(&quot;R3C&quot;&amp;([.C22]+1); 0)" office:value-type="float" office:value="90">
            <text:p>90</text:p>
          </table:table-cell>
          <table:table-cell table:formula="of:=[.B22]*[.E22]/[.$O$9]" office:value-type="float" office:value="368.64">
            <text:p>369</text:p>
          </table:table-cell>
          <table:table-cell table:formula="of:=IF([.D22];[.F22];[.B22])" office:value-type="float" office:value="368.64">
            <text:p>369</text:p>
          </table:table-cell>
          <table:table-cell table:formula="of:=[.G22]/[.$O$6]*[.$O$7]" office:value-type="float" office:value="1.8">
            <text:p>1.80</text:p>
          </table:table-cell>
          <table:table-cell table:formula="of:=IF([.A22]&gt;0;[.H22]/[.A22]*100;100)" office:value-type="float" office:value="90">
            <text:p>90.0</text:p>
          </table:table-cell>
          <table:table-cell table:formula="of:=100-[.I22]" office:value-type="float" office:value="10">
            <text:p>10.0</text:p>
          </table:table-cell>
          <table:table-cell table:number-columns-repeated="10"/>
        </table:table-row>
        <table:table-row table:style-name="ro2">
          <table:table-cell office:value-type="float" office:value="2.1">
            <text:p>2.1</text:p>
          </table:table-cell>
          <table:table-cell table:formula="of:=[.A23]/[.$O$7]*[.$O$6]" office:value-type="float" office:value="430.08">
            <text:p>430</text:p>
          </table:table-cell>
          <table:table-cell table:formula="of:=MIN(MAX( ROUND(([.B23]-[.$N$3]-[.$O$8]/2) /[.$O$8] ); 0);[.$B$1])" office:value-type="float" office:value="2">
            <text:p>2</text:p>
          </table:table-cell>
          <table:table-cell table:formula="of:=IF(AND([.B23]&gt;[.$N$3];[.B23]&lt;[.$O$3]))" office:value-type="boolean" office:boolean-value="true">
            <text:p>TRUE</text:p>
          </table:table-cell>
          <table:table-cell table:formula="of:=INDIRECT(&quot;R3C&quot;&amp;([.C23]+1); 0)" office:value-type="float" office:value="90">
            <text:p>90</text:p>
          </table:table-cell>
          <table:table-cell table:formula="of:=[.B23]*[.E23]/[.$O$9]" office:value-type="float" office:value="387.072">
            <text:p>387</text:p>
          </table:table-cell>
          <table:table-cell table:formula="of:=IF([.D23];[.F23];[.B23])" office:value-type="float" office:value="387.072">
            <text:p>387</text:p>
          </table:table-cell>
          <table:table-cell table:formula="of:=[.G23]/[.$O$6]*[.$O$7]" office:value-type="float" office:value="1.89">
            <text:p>1.89</text:p>
          </table:table-cell>
          <table:table-cell table:formula="of:=IF([.A23]&gt;0;[.H23]/[.A23]*100;100)" office:value-type="float" office:value="90">
            <text:p>90.0</text:p>
          </table:table-cell>
          <table:table-cell table:formula="of:=100-[.I23]" office:value-type="float" office:value="9.99999999999999">
            <text:p>10.0</text:p>
          </table:table-cell>
          <table:table-cell table:number-columns-repeated="10"/>
        </table:table-row>
        <table:table-row table:style-name="ro2">
          <table:table-cell office:value-type="float" office:value="2.2">
            <text:p>2.2</text:p>
          </table:table-cell>
          <table:table-cell table:formula="of:=[.A24]/[.$O$7]*[.$O$6]" office:value-type="float" office:value="450.56">
            <text:p>451</text:p>
          </table:table-cell>
          <table:table-cell table:formula="of:=MIN(MAX( ROUND(([.B24]-[.$N$3]-[.$O$8]/2) /[.$O$8] ); 0);[.$B$1])" office:value-type="float" office:value="3">
            <text:p>3</text:p>
          </table:table-cell>
          <table:table-cell table:formula="of:=IF(AND([.B24]&gt;[.$N$3];[.B24]&lt;[.$O$3]))" office:value-type="boolean" office:boolean-value="true">
            <text:p>TRUE</text:p>
          </table:table-cell>
          <table:table-cell table:formula="of:=INDIRECT(&quot;R3C&quot;&amp;([.C24]+1); 0)" office:value-type="float" office:value="85">
            <text:p>85</text:p>
          </table:table-cell>
          <table:table-cell table:formula="of:=[.B24]*[.E24]/[.$O$9]" office:value-type="float" office:value="382.976">
            <text:p>383</text:p>
          </table:table-cell>
          <table:table-cell table:formula="of:=IF([.D24];[.F24];[.B24])" office:value-type="float" office:value="382.976">
            <text:p>383</text:p>
          </table:table-cell>
          <table:table-cell table:formula="of:=[.G24]/[.$O$6]*[.$O$7]" office:value-type="float" office:value="1.87">
            <text:p>1.87</text:p>
          </table:table-cell>
          <table:table-cell table:formula="of:=IF([.A24]&gt;0;[.H24]/[.A24]*100;100)" office:value-type="float" office:value="85">
            <text:p>85.0</text:p>
          </table:table-cell>
          <table:table-cell table:formula="of:=100-[.I24]" office:value-type="float" office:value="15">
            <text:p>15.0</text:p>
          </table:table-cell>
          <table:table-cell table:number-columns-repeated="10"/>
        </table:table-row>
        <table:table-row table:style-name="ro2">
          <table:table-cell office:value-type="float" office:value="2.3">
            <text:p>2.3</text:p>
          </table:table-cell>
          <table:table-cell table:formula="of:=[.A25]/[.$O$7]*[.$O$6]" office:value-type="float" office:value="471.04">
            <text:p>471</text:p>
          </table:table-cell>
          <table:table-cell table:formula="of:=MIN(MAX( ROUND(([.B25]-[.$N$3]-[.$O$8]/2) /[.$O$8] ); 0);[.$B$1])" office:value-type="float" office:value="3">
            <text:p>3</text:p>
          </table:table-cell>
          <table:table-cell table:formula="of:=IF(AND([.B25]&gt;[.$N$3];[.B25]&lt;[.$O$3]))" office:value-type="boolean" office:boolean-value="true">
            <text:p>TRUE</text:p>
          </table:table-cell>
          <table:table-cell table:formula="of:=INDIRECT(&quot;R3C&quot;&amp;([.C25]+1); 0)" office:value-type="float" office:value="85">
            <text:p>85</text:p>
          </table:table-cell>
          <table:table-cell table:formula="of:=[.B25]*[.E25]/[.$O$9]" office:value-type="float" office:value="400.384">
            <text:p>400</text:p>
          </table:table-cell>
          <table:table-cell table:formula="of:=IF([.D25];[.F25];[.B25])" office:value-type="float" office:value="400.384">
            <text:p>400</text:p>
          </table:table-cell>
          <table:table-cell table:formula="of:=[.G25]/[.$O$6]*[.$O$7]" office:value-type="float" office:value="1.955">
            <text:p>1.96</text:p>
          </table:table-cell>
          <table:table-cell table:formula="of:=IF([.A25]&gt;0;[.H25]/[.A25]*100;100)" office:value-type="float" office:value="85">
            <text:p>85.0</text:p>
          </table:table-cell>
          <table:table-cell table:formula="of:=100-[.I25]" office:value-type="float" office:value="15">
            <text:p>15.0</text:p>
          </table:table-cell>
          <table:table-cell table:number-columns-repeated="10"/>
        </table:table-row>
        <table:table-row table:style-name="ro2">
          <table:table-cell office:value-type="float" office:value="2.4">
            <text:p>2.4</text:p>
          </table:table-cell>
          <table:table-cell table:formula="of:=[.A26]/[.$O$7]*[.$O$6]" office:value-type="float" office:value="491.52">
            <text:p>492</text:p>
          </table:table-cell>
          <table:table-cell table:formula="of:=MIN(MAX( ROUND(([.B26]-[.$N$3]-[.$O$8]/2) /[.$O$8] ); 0);[.$B$1])" office:value-type="float" office:value="4">
            <text:p>4</text:p>
          </table:table-cell>
          <table:table-cell table:formula="of:=IF(AND([.B26]&gt;[.$N$3];[.B26]&lt;[.$O$3]))" office:value-type="boolean" office:boolean-value="true">
            <text:p>TRUE</text:p>
          </table:table-cell>
          <table:table-cell table:formula="of:=INDIRECT(&quot;R3C&quot;&amp;([.C26]+1); 0)" office:value-type="float" office:value="85">
            <text:p>85</text:p>
          </table:table-cell>
          <table:table-cell table:formula="of:=[.B26]*[.E26]/[.$O$9]" office:value-type="float" office:value="417.792">
            <text:p>418</text:p>
          </table:table-cell>
          <table:table-cell table:formula="of:=IF([.D26];[.F26];[.B26])" office:value-type="float" office:value="417.792">
            <text:p>418</text:p>
          </table:table-cell>
          <table:table-cell table:formula="of:=[.G26]/[.$O$6]*[.$O$7]" office:value-type="float" office:value="2.04">
            <text:p>2.04</text:p>
          </table:table-cell>
          <table:table-cell table:formula="of:=IF([.A26]&gt;0;[.H26]/[.A26]*100;100)" office:value-type="float" office:value="85">
            <text:p>85.0</text:p>
          </table:table-cell>
          <table:table-cell table:formula="of:=100-[.I26]" office:value-type="float" office:value="15">
            <text:p>15.0</text:p>
          </table:table-cell>
          <table:table-cell table:number-columns-repeated="10"/>
        </table:table-row>
        <table:table-row table:style-name="ro2">
          <table:table-cell office:value-type="float" office:value="2.5">
            <text:p>2.5</text:p>
          </table:table-cell>
          <table:table-cell table:formula="of:=[.A27]/[.$O$7]*[.$O$6]" office:value-type="float" office:value="512">
            <text:p>512</text:p>
          </table:table-cell>
          <table:table-cell table:formula="of:=MIN(MAX( ROUND(([.B27]-[.$N$3]-[.$O$8]/2) /[.$O$8] ); 0);[.$B$1])" office:value-type="float" office:value="4">
            <text:p>4</text:p>
          </table:table-cell>
          <table:table-cell table:formula="of:=IF(AND([.B27]&gt;[.$N$3];[.B27]&lt;[.$O$3]))" office:value-type="boolean" office:boolean-value="true">
            <text:p>TRUE</text:p>
          </table:table-cell>
          <table:table-cell table:formula="of:=INDIRECT(&quot;R3C&quot;&amp;([.C27]+1); 0)" office:value-type="float" office:value="85">
            <text:p>85</text:p>
          </table:table-cell>
          <table:table-cell table:formula="of:=[.B27]*[.E27]/[.$O$9]" office:value-type="float" office:value="435.2">
            <text:p>435</text:p>
          </table:table-cell>
          <table:table-cell table:formula="of:=IF([.D27];[.F27];[.B27])" office:value-type="float" office:value="435.2">
            <text:p>435</text:p>
          </table:table-cell>
          <table:table-cell table:formula="of:=[.G27]/[.$O$6]*[.$O$7]" office:value-type="float" office:value="2.125">
            <text:p>2.13</text:p>
          </table:table-cell>
          <table:table-cell table:formula="of:=IF([.A27]&gt;0;[.H27]/[.A27]*100;100)" office:value-type="float" office:value="85">
            <text:p>85.0</text:p>
          </table:table-cell>
          <table:table-cell table:formula="of:=100-[.I27]" office:value-type="float" office:value="15">
            <text:p>15.0</text:p>
          </table:table-cell>
          <table:table-cell table:number-columns-repeated="10"/>
        </table:table-row>
        <table:table-row table:style-name="ro2">
          <table:table-cell office:value-type="float" office:value="2.6">
            <text:p>2.6</text:p>
          </table:table-cell>
          <table:table-cell table:formula="of:=[.A28]/[.$O$7]*[.$O$6]" office:value-type="float" office:value="532.48">
            <text:p>532</text:p>
          </table:table-cell>
          <table:table-cell table:formula="of:=MIN(MAX( ROUND(([.B28]-[.$N$3]-[.$O$8]/2) /[.$O$8] ); 0);[.$B$1])" office:value-type="float" office:value="4">
            <text:p>4</text:p>
          </table:table-cell>
          <table:table-cell table:formula="of:=IF(AND([.B28]&gt;[.$N$3];[.B28]&lt;[.$O$3]))" office:value-type="boolean" office:boolean-value="true">
            <text:p>TRUE</text:p>
          </table:table-cell>
          <table:table-cell table:formula="of:=INDIRECT(&quot;R3C&quot;&amp;([.C28]+1); 0)" office:value-type="float" office:value="85">
            <text:p>85</text:p>
          </table:table-cell>
          <table:table-cell table:formula="of:=[.B28]*[.E28]/[.$O$9]" office:value-type="float" office:value="452.608">
            <text:p>453</text:p>
          </table:table-cell>
          <table:table-cell table:formula="of:=IF([.D28];[.F28];[.B28])" office:value-type="float" office:value="452.608">
            <text:p>453</text:p>
          </table:table-cell>
          <table:table-cell table:formula="of:=[.G28]/[.$O$6]*[.$O$7]" office:value-type="float" office:value="2.21">
            <text:p>2.21</text:p>
          </table:table-cell>
          <table:table-cell table:formula="of:=IF([.A28]&gt;0;[.H28]/[.A28]*100;100)" office:value-type="float" office:value="85">
            <text:p>85.0</text:p>
          </table:table-cell>
          <table:table-cell table:formula="of:=100-[.I28]" office:value-type="float" office:value="15">
            <text:p>15.0</text:p>
          </table:table-cell>
          <table:table-cell table:number-columns-repeated="10"/>
        </table:table-row>
        <table:table-row table:style-name="ro2">
          <table:table-cell office:value-type="float" office:value="2.7">
            <text:p>2.7</text:p>
          </table:table-cell>
          <table:table-cell table:formula="of:=[.A29]/[.$O$7]*[.$O$6]" office:value-type="float" office:value="552.96">
            <text:p>553</text:p>
          </table:table-cell>
          <table:table-cell table:formula="of:=MIN(MAX( ROUND(([.B29]-[.$N$3]-[.$O$8]/2) /[.$O$8] ); 0);[.$B$1])" office:value-type="float" office:value="5">
            <text:p>5</text:p>
          </table:table-cell>
          <table:table-cell table:formula="of:=IF(AND([.B29]&gt;[.$N$3];[.B29]&lt;[.$O$3]))" office:value-type="boolean" office:boolean-value="true">
            <text:p>TRUE</text:p>
          </table:table-cell>
          <table:table-cell table:formula="of:=INDIRECT(&quot;R3C&quot;&amp;([.C29]+1); 0)" office:value-type="float" office:value="85">
            <text:p>85</text:p>
          </table:table-cell>
          <table:table-cell table:formula="of:=[.B29]*[.E29]/[.$O$9]" office:value-type="float" office:value="470.016">
            <text:p>470</text:p>
          </table:table-cell>
          <table:table-cell table:formula="of:=IF([.D29];[.F29];[.B29])" office:value-type="float" office:value="470.016">
            <text:p>470</text:p>
          </table:table-cell>
          <table:table-cell table:formula="of:=[.G29]/[.$O$6]*[.$O$7]" office:value-type="float" office:value="2.295">
            <text:p>2.30</text:p>
          </table:table-cell>
          <table:table-cell table:formula="of:=IF([.A29]&gt;0;[.H29]/[.A29]*100;100)" office:value-type="float" office:value="85">
            <text:p>85.0</text:p>
          </table:table-cell>
          <table:table-cell table:formula="of:=100-[.I29]" office:value-type="float" office:value="15">
            <text:p>15.0</text:p>
          </table:table-cell>
          <table:table-cell table:number-columns-repeated="10"/>
        </table:table-row>
        <table:table-row table:style-name="ro2">
          <table:table-cell office:value-type="float" office:value="2.8">
            <text:p>2.8</text:p>
          </table:table-cell>
          <table:table-cell table:formula="of:=[.A30]/[.$O$7]*[.$O$6]" office:value-type="float" office:value="573.44">
            <text:p>573</text:p>
          </table:table-cell>
          <table:table-cell table:formula="of:=MIN(MAX( ROUND(([.B30]-[.$N$3]-[.$O$8]/2) /[.$O$8] ); 0);[.$B$1])" office:value-type="float" office:value="5">
            <text:p>5</text:p>
          </table:table-cell>
          <table:table-cell table:formula="of:=IF(AND([.B30]&gt;[.$N$3];[.B30]&lt;[.$O$3]))" office:value-type="boolean" office:boolean-value="true">
            <text:p>TRUE</text:p>
          </table:table-cell>
          <table:table-cell table:formula="of:=INDIRECT(&quot;R3C&quot;&amp;([.C30]+1); 0)" office:value-type="float" office:value="85">
            <text:p>85</text:p>
          </table:table-cell>
          <table:table-cell table:formula="of:=[.B30]*[.E30]/[.$O$9]" office:value-type="float" office:value="487.424">
            <text:p>487</text:p>
          </table:table-cell>
          <table:table-cell table:formula="of:=IF([.D30];[.F30];[.B30])" office:value-type="float" office:value="487.424">
            <text:p>487</text:p>
          </table:table-cell>
          <table:table-cell table:formula="of:=[.G30]/[.$O$6]*[.$O$7]" office:value-type="float" office:value="2.38">
            <text:p>2.38</text:p>
          </table:table-cell>
          <table:table-cell table:formula="of:=IF([.A30]&gt;0;[.H30]/[.A30]*100;100)" office:value-type="float" office:value="85">
            <text:p>85.0</text:p>
          </table:table-cell>
          <table:table-cell table:formula="of:=100-[.I30]" office:value-type="float" office:value="15">
            <text:p>15.0</text:p>
          </table:table-cell>
          <table:table-cell table:number-columns-repeated="10"/>
        </table:table-row>
        <table:table-row table:style-name="ro2">
          <table:table-cell office:value-type="float" office:value="2.9">
            <text:p>2.9</text:p>
          </table:table-cell>
          <table:table-cell table:formula="of:=[.A31]/[.$O$7]*[.$O$6]" office:value-type="float" office:value="593.92">
            <text:p>594</text:p>
          </table:table-cell>
          <table:table-cell table:formula="of:=MIN(MAX( ROUND(([.B31]-[.$N$3]-[.$O$8]/2) /[.$O$8] ); 0);[.$B$1])" office:value-type="float" office:value="6">
            <text:p>6</text:p>
          </table:table-cell>
          <table:table-cell table:formula="of:=IF(AND([.B31]&gt;[.$N$3];[.B31]&lt;[.$O$3]))" office:value-type="boolean" office:boolean-value="true">
            <text:p>TRUE</text:p>
          </table:table-cell>
          <table:table-cell table:formula="of:=INDIRECT(&quot;R3C&quot;&amp;([.C31]+1); 0)" office:value-type="float" office:value="90">
            <text:p>90</text:p>
          </table:table-cell>
          <table:table-cell table:formula="of:=[.B31]*[.E31]/[.$O$9]" office:value-type="float" office:value="534.528">
            <text:p>535</text:p>
          </table:table-cell>
          <table:table-cell table:formula="of:=IF([.D31];[.F31];[.B31])" office:value-type="float" office:value="534.528">
            <text:p>535</text:p>
          </table:table-cell>
          <table:table-cell table:formula="of:=[.G31]/[.$O$6]*[.$O$7]" office:value-type="float" office:value="2.61">
            <text:p>2.61</text:p>
          </table:table-cell>
          <table:table-cell table:formula="of:=IF([.A31]&gt;0;[.H31]/[.A31]*100;100)" office:value-type="float" office:value="90">
            <text:p>90.0</text:p>
          </table:table-cell>
          <table:table-cell table:formula="of:=100-[.I31]" office:value-type="float" office:value="10">
            <text:p>10.0</text:p>
          </table:table-cell>
          <table:table-cell table:number-columns-repeated="10"/>
        </table:table-row>
        <table:table-row table:style-name="ro2">
          <table:table-cell office:value-type="float" office:value="3">
            <text:p>3</text:p>
          </table:table-cell>
          <table:table-cell table:formula="of:=[.A32]/[.$O$7]*[.$O$6]" office:value-type="float" office:value="614.4">
            <text:p>614</text:p>
          </table:table-cell>
          <table:table-cell table:formula="of:=MIN(MAX( ROUND(([.B32]-[.$N$3]-[.$O$8]/2) /[.$O$8] ); 0);[.$B$1])" office:value-type="float" office:value="6">
            <text:p>6</text:p>
          </table:table-cell>
          <table:table-cell table:formula="of:=IF(AND([.B32]&gt;[.$N$3];[.B32]&lt;[.$O$3]))" office:value-type="boolean" office:boolean-value="true">
            <text:p>TRUE</text:p>
          </table:table-cell>
          <table:table-cell table:formula="of:=INDIRECT(&quot;R3C&quot;&amp;([.C32]+1); 0)" office:value-type="float" office:value="90">
            <text:p>90</text:p>
          </table:table-cell>
          <table:table-cell table:formula="of:=[.B32]*[.E32]/[.$O$9]" office:value-type="float" office:value="552.96">
            <text:p>553</text:p>
          </table:table-cell>
          <table:table-cell table:formula="of:=IF([.D32];[.F32];[.B32])" office:value-type="float" office:value="552.96">
            <text:p>553</text:p>
          </table:table-cell>
          <table:table-cell table:formula="of:=[.G32]/[.$O$6]*[.$O$7]" office:value-type="float" office:value="2.7">
            <text:p>2.70</text:p>
          </table:table-cell>
          <table:table-cell table:formula="of:=IF([.A32]&gt;0;[.H32]/[.A32]*100;100)" office:value-type="float" office:value="90">
            <text:p>90.0</text:p>
          </table:table-cell>
          <table:table-cell table:formula="of:=100-[.I32]" office:value-type="float" office:value="10">
            <text:p>10.0</text:p>
          </table:table-cell>
          <table:table-cell table:number-columns-repeated="10"/>
        </table:table-row>
        <table:table-row table:style-name="ro2">
          <table:table-cell office:value-type="float" office:value="3.1">
            <text:p>3.1</text:p>
          </table:table-cell>
          <table:table-cell table:formula="of:=[.A33]/[.$O$7]*[.$O$6]" office:value-type="float" office:value="634.88">
            <text:p>635</text:p>
          </table:table-cell>
          <table:table-cell table:formula="of:=MIN(MAX( ROUND(([.B33]-[.$N$3]-[.$O$8]/2) /[.$O$8] ); 0);[.$B$1])" office:value-type="float" office:value="6">
            <text:p>6</text:p>
          </table:table-cell>
          <table:table-cell table:formula="of:=IF(AND([.B33]&gt;[.$N$3];[.B33]&lt;[.$O$3]))" office:value-type="boolean" office:boolean-value="true">
            <text:p>TRUE</text:p>
          </table:table-cell>
          <table:table-cell table:formula="of:=INDIRECT(&quot;R3C&quot;&amp;([.C33]+1); 0)" office:value-type="float" office:value="90">
            <text:p>90</text:p>
          </table:table-cell>
          <table:table-cell table:formula="of:=[.B33]*[.E33]/[.$O$9]" office:value-type="float" office:value="571.392">
            <text:p>571</text:p>
          </table:table-cell>
          <table:table-cell table:formula="of:=IF([.D33];[.F33];[.B33])" office:value-type="float" office:value="571.392">
            <text:p>571</text:p>
          </table:table-cell>
          <table:table-cell table:formula="of:=[.G33]/[.$O$6]*[.$O$7]" office:value-type="float" office:value="2.79">
            <text:p>2.79</text:p>
          </table:table-cell>
          <table:table-cell table:formula="of:=IF([.A33]&gt;0;[.H33]/[.A33]*100;100)" office:value-type="float" office:value="90">
            <text:p>90.0</text:p>
          </table:table-cell>
          <table:table-cell table:formula="of:=100-[.I33]" office:value-type="float" office:value="10">
            <text:p>10.0</text:p>
          </table:table-cell>
          <table:table-cell table:number-columns-repeated="10"/>
        </table:table-row>
        <table:table-row table:style-name="ro2">
          <table:table-cell office:value-type="float" office:value="3.2">
            <text:p>3.2</text:p>
          </table:table-cell>
          <table:table-cell table:formula="of:=[.A34]/[.$O$7]*[.$O$6]" office:value-type="float" office:value="655.360000000001">
            <text:p>655</text:p>
          </table:table-cell>
          <table:table-cell table:formula="of:=MIN(MAX( ROUND(([.B34]-[.$N$3]-[.$O$8]/2) /[.$O$8] ); 0);[.$B$1])" office:value-type="float" office:value="7">
            <text:p>7</text:p>
          </table:table-cell>
          <table:table-cell table:formula="of:=IF(AND([.B34]&gt;[.$N$3];[.B34]&lt;[.$O$3]))" office:value-type="boolean" office:boolean-value="true">
            <text:p>TRUE</text:p>
          </table:table-cell>
          <table:table-cell table:formula="of:=INDIRECT(&quot;R3C&quot;&amp;([.C34]+1); 0)" office:value-type="float" office:value="95">
            <text:p>95</text:p>
          </table:table-cell>
          <table:table-cell table:formula="of:=[.B34]*[.E34]/[.$O$9]" office:value-type="float" office:value="622.592000000001">
            <text:p>623</text:p>
          </table:table-cell>
          <table:table-cell table:formula="of:=IF([.D34];[.F34];[.B34])" office:value-type="float" office:value="622.592000000001">
            <text:p>623</text:p>
          </table:table-cell>
          <table:table-cell table:formula="of:=[.G34]/[.$O$6]*[.$O$7]" office:value-type="float" office:value="3.04">
            <text:p>3.04</text:p>
          </table:table-cell>
          <table:table-cell table:formula="of:=IF([.A34]&gt;0;[.H34]/[.A34]*100;100)" office:value-type="float" office:value="95">
            <text:p>95.0</text:p>
          </table:table-cell>
          <table:table-cell table:formula="of:=100-[.I34]" office:value-type="float" office:value="5">
            <text:p>5.0</text:p>
          </table:table-cell>
          <table:table-cell table:number-columns-repeated="10"/>
        </table:table-row>
        <table:table-row table:style-name="ro2">
          <table:table-cell office:value-type="float" office:value="3.3">
            <text:p>3.3</text:p>
          </table:table-cell>
          <table:table-cell table:formula="of:=[.A35]/[.$O$7]*[.$O$6]" office:value-type="float" office:value="675.840000000001">
            <text:p>676</text:p>
          </table:table-cell>
          <table:table-cell table:formula="of:=MIN(MAX( ROUND(([.B35]-[.$N$3]-[.$O$8]/2) /[.$O$8] ); 0);[.$B$1])" office:value-type="float" office:value="7">
            <text:p>7</text:p>
          </table:table-cell>
          <table:table-cell table:formula="of:=IF(AND([.B35]&gt;[.$N$3];[.B35]&lt;[.$O$3]))" office:value-type="boolean" office:boolean-value="true">
            <text:p>TRUE</text:p>
          </table:table-cell>
          <table:table-cell table:formula="of:=INDIRECT(&quot;R3C&quot;&amp;([.C35]+1); 0)" office:value-type="float" office:value="95">
            <text:p>95</text:p>
          </table:table-cell>
          <table:table-cell table:formula="of:=[.B35]*[.E35]/[.$O$9]" office:value-type="float" office:value="642.048000000001">
            <text:p>642</text:p>
          </table:table-cell>
          <table:table-cell table:formula="of:=IF([.D35];[.F35];[.B35])" office:value-type="float" office:value="642.048000000001">
            <text:p>642</text:p>
          </table:table-cell>
          <table:table-cell table:formula="of:=[.G35]/[.$O$6]*[.$O$7]" office:value-type="float" office:value="3.135">
            <text:p>3.14</text:p>
          </table:table-cell>
          <table:table-cell table:formula="of:=IF([.A35]&gt;0;[.H35]/[.A35]*100;100)" office:value-type="float" office:value="95">
            <text:p>95.0</text:p>
          </table:table-cell>
          <table:table-cell table:formula="of:=100-[.I35]" office:value-type="float" office:value="5">
            <text:p>5.0</text:p>
          </table:table-cell>
          <table:table-cell table:number-columns-repeated="10"/>
        </table:table-row>
        <table:table-row table:style-name="ro2">
          <table:table-cell office:value-type="float" office:value="3.4">
            <text:p>3.4</text:p>
          </table:table-cell>
          <table:table-cell table:formula="of:=[.A36]/[.$O$7]*[.$O$6]" office:value-type="float" office:value="696.320000000001">
            <text:p>696</text:p>
          </table:table-cell>
          <table:table-cell table:formula="of:=MIN(MAX( ROUND(([.B36]-[.$N$3]-[.$O$8]/2) /[.$O$8] ); 0);[.$B$1])" office:value-type="float" office:value="8">
            <text:p>8</text:p>
          </table:table-cell>
          <table:table-cell table:formula="of:=IF(AND([.B36]&gt;[.$N$3];[.B36]&lt;[.$O$3]))" office:value-type="boolean" office:boolean-value="true">
            <text:p>TRUE</text:p>
          </table:table-cell>
          <table:table-cell table:formula="of:=INDIRECT(&quot;R3C&quot;&amp;([.C36]+1); 0)" office:value-type="float" office:value="99">
            <text:p>99</text:p>
          </table:table-cell>
          <table:table-cell table:formula="of:=[.B36]*[.E36]/[.$O$9]" office:value-type="float" office:value="689.3568">
            <text:p>689</text:p>
          </table:table-cell>
          <table:table-cell table:formula="of:=IF([.D36];[.F36];[.B36])" office:value-type="float" office:value="689.3568">
            <text:p>689</text:p>
          </table:table-cell>
          <table:table-cell table:formula="of:=[.G36]/[.$O$6]*[.$O$7]" office:value-type="float" office:value="3.366">
            <text:p>3.37</text:p>
          </table:table-cell>
          <table:table-cell table:formula="of:=IF([.A36]&gt;0;[.H36]/[.A36]*100;100)" office:value-type="float" office:value="99">
            <text:p>99.0</text:p>
          </table:table-cell>
          <table:table-cell table:formula="of:=100-[.I36]" office:value-type="float" office:value="1.00000000000001">
            <text:p>1.0</text:p>
          </table:table-cell>
          <table:table-cell table:number-columns-repeated="10"/>
        </table:table-row>
        <table:table-row table:style-name="ro2">
          <table:table-cell office:value-type="float" office:value="3.5">
            <text:p>3.5</text:p>
          </table:table-cell>
          <table:table-cell table:formula="of:=[.A37]/[.$O$7]*[.$O$6]" office:value-type="float" office:value="716.800000000001">
            <text:p>717</text:p>
          </table:table-cell>
          <table:table-cell table:formula="of:=MIN(MAX( ROUND(([.B37]-[.$N$3]-[.$O$8]/2) /[.$O$8] ); 0);[.$B$1])" office:value-type="float" office:value="8">
            <text:p>8</text:p>
          </table:table-cell>
          <table:table-cell table:formula="of:=IF(AND([.B37]&gt;[.$N$3];[.B37]&lt;[.$O$3]))" office:value-type="boolean" office:boolean-value="true">
            <text:p>TRUE</text:p>
          </table:table-cell>
          <table:table-cell table:formula="of:=INDIRECT(&quot;R3C&quot;&amp;([.C37]+1); 0)" office:value-type="float" office:value="99">
            <text:p>99</text:p>
          </table:table-cell>
          <table:table-cell table:formula="of:=[.B37]*[.E37]/[.$O$9]" office:value-type="float" office:value="709.632000000001">
            <text:p>710</text:p>
          </table:table-cell>
          <table:table-cell table:formula="of:=IF([.D37];[.F37];[.B37])" office:value-type="float" office:value="709.632000000001">
            <text:p>710</text:p>
          </table:table-cell>
          <table:table-cell table:formula="of:=[.G37]/[.$O$6]*[.$O$7]" office:value-type="float" office:value="3.465">
            <text:p>3.47</text:p>
          </table:table-cell>
          <table:table-cell table:formula="of:=IF([.A37]&gt;0;[.H37]/[.A37]*100;100)" office:value-type="float" office:value="99">
            <text:p>99.0</text:p>
          </table:table-cell>
          <table:table-cell table:formula="of:=100-[.I37]" office:value-type="float" office:value="1">
            <text:p>1.0</text:p>
          </table:table-cell>
          <table:table-cell table:number-columns-repeated="10"/>
        </table:table-row>
        <table:table-row table:style-name="ro2">
          <table:table-cell office:value-type="float" office:value="3.6">
            <text:p>3.6</text:p>
          </table:table-cell>
          <table:table-cell table:formula="of:=[.A38]/[.$O$7]*[.$O$6]" office:value-type="float" office:value="737.280000000001">
            <text:p>737</text:p>
          </table:table-cell>
          <table:table-cell table:formula="of:=MIN(MAX( ROUND(([.B38]-[.$N$3]-[.$O$8]/2) /[.$O$8] ); 0);[.$B$1])" office:value-type="float" office:value="8">
            <text:p>8</text:p>
          </table:table-cell>
          <table:table-cell table:formula="of:=IF(AND([.B38]&gt;[.$N$3];[.B38]&lt;[.$O$3]))" office:value-type="boolean" office:boolean-value="true">
            <text:p>TRUE</text:p>
          </table:table-cell>
          <table:table-cell table:formula="of:=INDIRECT(&quot;R3C&quot;&amp;([.C38]+1); 0)" office:value-type="float" office:value="99">
            <text:p>99</text:p>
          </table:table-cell>
          <table:table-cell table:formula="of:=[.B38]*[.E38]/[.$O$9]" office:value-type="float" office:value="729.907200000001">
            <text:p>730</text:p>
          </table:table-cell>
          <table:table-cell table:formula="of:=IF([.D38];[.F38];[.B38])" office:value-type="float" office:value="729.907200000001">
            <text:p>730</text:p>
          </table:table-cell>
          <table:table-cell table:formula="of:=[.G38]/[.$O$6]*[.$O$7]" office:value-type="float" office:value="3.564">
            <text:p>3.56</text:p>
          </table:table-cell>
          <table:table-cell table:formula="of:=IF([.A38]&gt;0;[.H38]/[.A38]*100;100)" office:value-type="float" office:value="99">
            <text:p>99.0</text:p>
          </table:table-cell>
          <table:table-cell table:formula="of:=100-[.I38]" office:value-type="float" office:value="1">
            <text:p>1.0</text:p>
          </table:table-cell>
          <table:table-cell table:number-columns-repeated="10"/>
        </table:table-row>
        <table:table-row table:style-name="ro2">
          <table:table-cell office:value-type="float" office:value="3.7">
            <text:p>3.7</text:p>
          </table:table-cell>
          <table:table-cell table:formula="of:=[.A39]/[.$O$7]*[.$O$6]" office:value-type="float" office:value="757.760000000001">
            <text:p>758</text:p>
          </table:table-cell>
          <table:table-cell table:formula="of:=MIN(MAX( ROUND(([.B39]-[.$N$3]-[.$O$8]/2) /[.$O$8] ); 0);[.$B$1])" office:value-type="float" office:value="9">
            <text:p>9</text:p>
          </table:table-cell>
          <table:table-cell table:formula="of:=IF(AND([.B39]&gt;[.$N$3];[.B39]&lt;[.$O$3]))" office:value-type="boolean" office:boolean-value="true">
            <text:p>TRUE</text:p>
          </table:table-cell>
          <table:table-cell table:formula="of:=INDIRECT(&quot;R3C&quot;&amp;([.C39]+1); 0)" office:value-type="float" office:value="99">
            <text:p>99</text:p>
          </table:table-cell>
          <table:table-cell table:formula="of:=[.B39]*[.E39]/[.$O$9]" office:value-type="float" office:value="750.1824">
            <text:p>750</text:p>
          </table:table-cell>
          <table:table-cell table:formula="of:=IF([.D39];[.F39];[.B39])" office:value-type="float" office:value="750.1824">
            <text:p>750</text:p>
          </table:table-cell>
          <table:table-cell table:formula="of:=[.G39]/[.$O$6]*[.$O$7]" office:value-type="float" office:value="3.663">
            <text:p>3.66</text:p>
          </table:table-cell>
          <table:table-cell table:formula="of:=IF([.A39]&gt;0;[.H39]/[.A39]*100;100)" office:value-type="float" office:value="99">
            <text:p>99.0</text:p>
          </table:table-cell>
          <table:table-cell table:formula="of:=100-[.I39]" office:value-type="float" office:value="1.00000000000001">
            <text:p>1.0</text:p>
          </table:table-cell>
          <table:table-cell table:number-columns-repeated="10"/>
        </table:table-row>
        <table:table-row table:style-name="ro2">
          <table:table-cell office:value-type="float" office:value="3.8">
            <text:p>3.8</text:p>
          </table:table-cell>
          <table:table-cell table:formula="of:=[.A40]/[.$O$7]*[.$O$6]" office:value-type="float" office:value="778.240000000001">
            <text:p>778</text:p>
          </table:table-cell>
          <table:table-cell table:formula="of:=MIN(MAX( ROUND(([.B40]-[.$N$3]-[.$O$8]/2) /[.$O$8] ); 0);[.$B$1])" office:value-type="float" office:value="9">
            <text:p>9</text:p>
          </table:table-cell>
          <table:table-cell table:formula="of:=IF(AND([.B40]&gt;[.$N$3];[.B40]&lt;[.$O$3]))" office:value-type="boolean" office:boolean-value="true">
            <text:p>TRUE</text:p>
          </table:table-cell>
          <table:table-cell table:formula="of:=INDIRECT(&quot;R3C&quot;&amp;([.C40]+1); 0)" office:value-type="float" office:value="99">
            <text:p>99</text:p>
          </table:table-cell>
          <table:table-cell table:formula="of:=[.B40]*[.E40]/[.$O$9]" office:value-type="float" office:value="770.457600000001">
            <text:p>770</text:p>
          </table:table-cell>
          <table:table-cell table:formula="of:=IF([.D40];[.F40];[.B40])" office:value-type="float" office:value="770.457600000001">
            <text:p>770</text:p>
          </table:table-cell>
          <table:table-cell table:formula="of:=[.G40]/[.$O$6]*[.$O$7]" office:value-type="float" office:value="3.762">
            <text:p>3.76</text:p>
          </table:table-cell>
          <table:table-cell table:formula="of:=IF([.A40]&gt;0;[.H40]/[.A40]*100;100)" office:value-type="float" office:value="99">
            <text:p>99.0</text:p>
          </table:table-cell>
          <table:table-cell table:formula="of:=100-[.I40]" office:value-type="float" office:value="1">
            <text:p>1.0</text:p>
          </table:table-cell>
          <table:table-cell table:number-columns-repeated="10"/>
        </table:table-row>
        <table:table-row table:style-name="ro2">
          <table:table-cell office:value-type="float" office:value="3.9">
            <text:p>3.9</text:p>
          </table:table-cell>
          <table:table-cell table:formula="of:=[.A41]/[.$O$7]*[.$O$6]" office:value-type="float" office:value="798.720000000001">
            <text:p>799</text:p>
          </table:table-cell>
          <table:table-cell table:formula="of:=MIN(MAX( ROUND(([.B41]-[.$N$3]-[.$O$8]/2) /[.$O$8] ); 0);[.$B$1])" office:value-type="float" office:value="9">
            <text:p>9</text:p>
          </table:table-cell>
          <table:table-cell table:formula="of:=IF(AND([.B41]&gt;[.$N$3];[.B41]&lt;[.$O$3]))" office:value-type="boolean" office:boolean-value="true">
            <text:p>TRUE</text:p>
          </table:table-cell>
          <table:table-cell table:formula="of:=INDIRECT(&quot;R3C&quot;&amp;([.C41]+1); 0)" office:value-type="float" office:value="99">
            <text:p>99</text:p>
          </table:table-cell>
          <table:table-cell table:formula="of:=[.B41]*[.E41]/[.$O$9]" office:value-type="float" office:value="790.732800000001">
            <text:p>791</text:p>
          </table:table-cell>
          <table:table-cell table:formula="of:=IF([.D41];[.F41];[.B41])" office:value-type="float" office:value="790.732800000001">
            <text:p>791</text:p>
          </table:table-cell>
          <table:table-cell table:formula="of:=[.G41]/[.$O$6]*[.$O$7]" office:value-type="float" office:value="3.861">
            <text:p>3.86</text:p>
          </table:table-cell>
          <table:table-cell table:formula="of:=IF([.A41]&gt;0;[.H41]/[.A41]*100;100)" office:value-type="float" office:value="99">
            <text:p>99.0</text:p>
          </table:table-cell>
          <table:table-cell table:formula="of:=100-[.I41]" office:value-type="float" office:value="1">
            <text:p>1.0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table:formula="of:=[.A42]/[.$O$7]*[.$O$6]" office:value-type="float" office:value="819.200000000001">
            <text:p>819</text:p>
          </table:table-cell>
          <table:table-cell table:formula="of:=MIN(MAX( ROUND(([.B42]-[.$N$3]-[.$O$8]/2) /[.$O$8] ); 0);[.$B$1])" office:value-type="float" office:value="10">
            <text:p>10</text:p>
          </table:table-cell>
          <table:table-cell table:formula="of:=IF(AND([.B42]&gt;[.$N$3];[.B42]&lt;[.$O$3]))" office:value-type="boolean" office:boolean-value="false">
            <text:p>FALSE</text:p>
          </table:table-cell>
          <table:table-cell table:formula="of:=INDIRECT(&quot;R3C&quot;&amp;([.C42]+1); 0)" office:value-type="float" office:value="0">
            <text:p>0</text:p>
          </table:table-cell>
          <table:table-cell table:formula="of:=[.B42]*[.E42]/[.$O$9]" office:value-type="float" office:value="0">
            <text:p>0</text:p>
          </table:table-cell>
          <table:table-cell table:formula="of:=IF([.D42];[.F42];[.B42])" office:value-type="float" office:value="819.200000000001">
            <text:p>819</text:p>
          </table:table-cell>
          <table:table-cell table:formula="of:=[.G42]/[.$O$6]*[.$O$7]" office:value-type="float" office:value="4">
            <text:p>4.00</text:p>
          </table:table-cell>
          <table:table-cell table:formula="of:=IF([.A42]&gt;0;[.H42]/[.A42]*100;100)" office:value-type="float" office:value="100">
            <text:p>100.0</text:p>
          </table:table-cell>
          <table:table-cell table:formula="of:=100-[.I42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4.1">
            <text:p>4.1</text:p>
          </table:table-cell>
          <table:table-cell table:formula="of:=[.A43]/[.$O$7]*[.$O$6]" office:value-type="float" office:value="839.680000000001">
            <text:p>840</text:p>
          </table:table-cell>
          <table:table-cell table:formula="of:=MIN(MAX( ROUND(([.B43]-[.$N$3]-[.$O$8]/2) /[.$O$8] ); 0);[.$B$1])" office:value-type="float" office:value="10">
            <text:p>10</text:p>
          </table:table-cell>
          <table:table-cell table:formula="of:=IF(AND([.B43]&gt;[.$N$3];[.B43]&lt;[.$O$3]))" office:value-type="boolean" office:boolean-value="false">
            <text:p>FALSE</text:p>
          </table:table-cell>
          <table:table-cell table:formula="of:=INDIRECT(&quot;R3C&quot;&amp;([.C43]+1); 0)" office:value-type="float" office:value="0">
            <text:p>0</text:p>
          </table:table-cell>
          <table:table-cell table:formula="of:=[.B43]*[.E43]/[.$O$9]" office:value-type="float" office:value="0">
            <text:p>0</text:p>
          </table:table-cell>
          <table:table-cell table:formula="of:=IF([.D43];[.F43];[.B43])" office:value-type="float" office:value="839.680000000001">
            <text:p>840</text:p>
          </table:table-cell>
          <table:table-cell table:formula="of:=[.G43]/[.$O$6]*[.$O$7]" office:value-type="float" office:value="4.1">
            <text:p>4.10</text:p>
          </table:table-cell>
          <table:table-cell table:formula="of:=IF([.A43]&gt;0;[.H43]/[.A43]*100;100)" office:value-type="float" office:value="100">
            <text:p>100.0</text:p>
          </table:table-cell>
          <table:table-cell table:formula="of:=100-[.I43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4.2">
            <text:p>4.2</text:p>
          </table:table-cell>
          <table:table-cell table:formula="of:=[.A44]/[.$O$7]*[.$O$6]" office:value-type="float" office:value="860.160000000001">
            <text:p>860</text:p>
          </table:table-cell>
          <table:table-cell table:formula="of:=MIN(MAX( ROUND(([.B44]-[.$N$3]-[.$O$8]/2) /[.$O$8] ); 0);[.$B$1])" office:value-type="float" office:value="10">
            <text:p>10</text:p>
          </table:table-cell>
          <table:table-cell table:formula="of:=IF(AND([.B44]&gt;[.$N$3];[.B44]&lt;[.$O$3]))" office:value-type="boolean" office:boolean-value="false">
            <text:p>FALSE</text:p>
          </table:table-cell>
          <table:table-cell table:formula="of:=INDIRECT(&quot;R3C&quot;&amp;([.C44]+1); 0)" office:value-type="float" office:value="0">
            <text:p>0</text:p>
          </table:table-cell>
          <table:table-cell table:formula="of:=[.B44]*[.E44]/[.$O$9]" office:value-type="float" office:value="0">
            <text:p>0</text:p>
          </table:table-cell>
          <table:table-cell table:formula="of:=IF([.D44];[.F44];[.B44])" office:value-type="float" office:value="860.160000000001">
            <text:p>860</text:p>
          </table:table-cell>
          <table:table-cell table:formula="of:=[.G44]/[.$O$6]*[.$O$7]" office:value-type="float" office:value="4.2">
            <text:p>4.20</text:p>
          </table:table-cell>
          <table:table-cell table:formula="of:=IF([.A44]&gt;0;[.H44]/[.A44]*100;100)" office:value-type="float" office:value="100">
            <text:p>100.0</text:p>
          </table:table-cell>
          <table:table-cell table:formula="of:=100-[.I44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4.3">
            <text:p>4.3</text:p>
          </table:table-cell>
          <table:table-cell table:formula="of:=[.A45]/[.$O$7]*[.$O$6]" office:value-type="float" office:value="880.640000000001">
            <text:p>881</text:p>
          </table:table-cell>
          <table:table-cell table:formula="of:=MIN(MAX( ROUND(([.B45]-[.$N$3]-[.$O$8]/2) /[.$O$8] ); 0);[.$B$1])" office:value-type="float" office:value="10">
            <text:p>10</text:p>
          </table:table-cell>
          <table:table-cell table:formula="of:=IF(AND([.B45]&gt;[.$N$3];[.B45]&lt;[.$O$3]))" office:value-type="boolean" office:boolean-value="false">
            <text:p>FALSE</text:p>
          </table:table-cell>
          <table:table-cell table:formula="of:=INDIRECT(&quot;R3C&quot;&amp;([.C45]+1); 0)" office:value-type="float" office:value="0">
            <text:p>0</text:p>
          </table:table-cell>
          <table:table-cell table:formula="of:=[.B45]*[.E45]/[.$O$9]" office:value-type="float" office:value="0">
            <text:p>0</text:p>
          </table:table-cell>
          <table:table-cell table:formula="of:=IF([.D45];[.F45];[.B45])" office:value-type="float" office:value="880.640000000001">
            <text:p>881</text:p>
          </table:table-cell>
          <table:table-cell table:formula="of:=[.G45]/[.$O$6]*[.$O$7]" office:value-type="float" office:value="4.3">
            <text:p>4.30</text:p>
          </table:table-cell>
          <table:table-cell table:formula="of:=IF([.A45]&gt;0;[.H45]/[.A45]*100;100)" office:value-type="float" office:value="100">
            <text:p>100.0</text:p>
          </table:table-cell>
          <table:table-cell table:formula="of:=100-[.I45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4.4">
            <text:p>4.4</text:p>
          </table:table-cell>
          <table:table-cell table:formula="of:=[.A46]/[.$O$7]*[.$O$6]" office:value-type="float" office:value="901.120000000001">
            <text:p>901</text:p>
          </table:table-cell>
          <table:table-cell table:formula="of:=MIN(MAX( ROUND(([.B46]-[.$N$3]-[.$O$8]/2) /[.$O$8] ); 0);[.$B$1])" office:value-type="float" office:value="10">
            <text:p>10</text:p>
          </table:table-cell>
          <table:table-cell table:formula="of:=IF(AND([.B46]&gt;[.$N$3];[.B46]&lt;[.$O$3]))" office:value-type="boolean" office:boolean-value="false">
            <text:p>FALSE</text:p>
          </table:table-cell>
          <table:table-cell table:formula="of:=INDIRECT(&quot;R3C&quot;&amp;([.C46]+1); 0)" office:value-type="float" office:value="0">
            <text:p>0</text:p>
          </table:table-cell>
          <table:table-cell table:formula="of:=[.B46]*[.E46]/[.$O$9]" office:value-type="float" office:value="0">
            <text:p>0</text:p>
          </table:table-cell>
          <table:table-cell table:formula="of:=IF([.D46];[.F46];[.B46])" office:value-type="float" office:value="901.120000000001">
            <text:p>901</text:p>
          </table:table-cell>
          <table:table-cell table:formula="of:=[.G46]/[.$O$6]*[.$O$7]" office:value-type="float" office:value="4.4">
            <text:p>4.40</text:p>
          </table:table-cell>
          <table:table-cell table:formula="of:=IF([.A46]&gt;0;[.H46]/[.A46]*100;100)" office:value-type="float" office:value="100">
            <text:p>100.0</text:p>
          </table:table-cell>
          <table:table-cell table:formula="of:=100-[.I46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4.5">
            <text:p>4.5</text:p>
          </table:table-cell>
          <table:table-cell table:formula="of:=[.A47]/[.$O$7]*[.$O$6]" office:value-type="float" office:value="921.600000000001">
            <text:p>922</text:p>
          </table:table-cell>
          <table:table-cell table:formula="of:=MIN(MAX( ROUND(([.B47]-[.$N$3]-[.$O$8]/2) /[.$O$8] ); 0);[.$B$1])" office:value-type="float" office:value="10">
            <text:p>10</text:p>
          </table:table-cell>
          <table:table-cell table:formula="of:=IF(AND([.B47]&gt;[.$N$3];[.B47]&lt;[.$O$3]))" office:value-type="boolean" office:boolean-value="false">
            <text:p>FALSE</text:p>
          </table:table-cell>
          <table:table-cell table:formula="of:=INDIRECT(&quot;R3C&quot;&amp;([.C47]+1); 0)" office:value-type="float" office:value="0">
            <text:p>0</text:p>
          </table:table-cell>
          <table:table-cell table:formula="of:=[.B47]*[.E47]/[.$O$9]" office:value-type="float" office:value="0">
            <text:p>0</text:p>
          </table:table-cell>
          <table:table-cell table:formula="of:=IF([.D47];[.F47];[.B47])" office:value-type="float" office:value="921.600000000001">
            <text:p>922</text:p>
          </table:table-cell>
          <table:table-cell table:formula="of:=[.G47]/[.$O$6]*[.$O$7]" office:value-type="float" office:value="4.5">
            <text:p>4.50</text:p>
          </table:table-cell>
          <table:table-cell table:formula="of:=IF([.A47]&gt;0;[.H47]/[.A47]*100;100)" office:value-type="float" office:value="100">
            <text:p>100.0</text:p>
          </table:table-cell>
          <table:table-cell table:formula="of:=100-[.I47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4.6">
            <text:p>4.6</text:p>
          </table:table-cell>
          <table:table-cell table:formula="of:=[.A48]/[.$O$7]*[.$O$6]" office:value-type="float" office:value="942.080000000001">
            <text:p>942</text:p>
          </table:table-cell>
          <table:table-cell table:formula="of:=MIN(MAX( ROUND(([.B48]-[.$N$3]-[.$O$8]/2) /[.$O$8] ); 0);[.$B$1])" office:value-type="float" office:value="10">
            <text:p>10</text:p>
          </table:table-cell>
          <table:table-cell table:formula="of:=IF(AND([.B48]&gt;[.$N$3];[.B48]&lt;[.$O$3]))" office:value-type="boolean" office:boolean-value="false">
            <text:p>FALSE</text:p>
          </table:table-cell>
          <table:table-cell table:formula="of:=INDIRECT(&quot;R3C&quot;&amp;([.C48]+1); 0)" office:value-type="float" office:value="0">
            <text:p>0</text:p>
          </table:table-cell>
          <table:table-cell table:formula="of:=[.B48]*[.E48]/[.$O$9]" office:value-type="float" office:value="0">
            <text:p>0</text:p>
          </table:table-cell>
          <table:table-cell table:formula="of:=IF([.D48];[.F48];[.B48])" office:value-type="float" office:value="942.080000000001">
            <text:p>942</text:p>
          </table:table-cell>
          <table:table-cell table:formula="of:=[.G48]/[.$O$6]*[.$O$7]" office:value-type="float" office:value="4.6">
            <text:p>4.60</text:p>
          </table:table-cell>
          <table:table-cell table:formula="of:=IF([.A48]&gt;0;[.H48]/[.A48]*100;100)" office:value-type="float" office:value="100">
            <text:p>100.0</text:p>
          </table:table-cell>
          <table:table-cell table:formula="of:=100-[.I48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4.7">
            <text:p>4.7</text:p>
          </table:table-cell>
          <table:table-cell table:formula="of:=[.A49]/[.$O$7]*[.$O$6]" office:value-type="float" office:value="962.560000000001">
            <text:p>963</text:p>
          </table:table-cell>
          <table:table-cell table:formula="of:=MIN(MAX( ROUND(([.B49]-[.$N$3]-[.$O$8]/2) /[.$O$8] ); 0);[.$B$1])" office:value-type="float" office:value="10">
            <text:p>10</text:p>
          </table:table-cell>
          <table:table-cell table:formula="of:=IF(AND([.B49]&gt;[.$N$3];[.B49]&lt;[.$O$3]))" office:value-type="boolean" office:boolean-value="false">
            <text:p>FALSE</text:p>
          </table:table-cell>
          <table:table-cell table:formula="of:=INDIRECT(&quot;R3C&quot;&amp;([.C49]+1); 0)" office:value-type="float" office:value="0">
            <text:p>0</text:p>
          </table:table-cell>
          <table:table-cell table:formula="of:=[.B49]*[.E49]/[.$O$9]" office:value-type="float" office:value="0">
            <text:p>0</text:p>
          </table:table-cell>
          <table:table-cell table:formula="of:=IF([.D49];[.F49];[.B49])" office:value-type="float" office:value="962.560000000001">
            <text:p>963</text:p>
          </table:table-cell>
          <table:table-cell table:formula="of:=[.G49]/[.$O$6]*[.$O$7]" office:value-type="float" office:value="4.7">
            <text:p>4.70</text:p>
          </table:table-cell>
          <table:table-cell table:formula="of:=IF([.A49]&gt;0;[.H49]/[.A49]*100;100)" office:value-type="float" office:value="100">
            <text:p>100.0</text:p>
          </table:table-cell>
          <table:table-cell table:formula="of:=100-[.I49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4.8">
            <text:p>4.8</text:p>
          </table:table-cell>
          <table:table-cell table:formula="of:=[.A50]/[.$O$7]*[.$O$6]" office:value-type="float" office:value="983.040000000001">
            <text:p>983</text:p>
          </table:table-cell>
          <table:table-cell table:formula="of:=MIN(MAX( ROUND(([.B50]-[.$N$3]-[.$O$8]/2) /[.$O$8] ); 0);[.$B$1])" office:value-type="float" office:value="10">
            <text:p>10</text:p>
          </table:table-cell>
          <table:table-cell table:formula="of:=IF(AND([.B50]&gt;[.$N$3];[.B50]&lt;[.$O$3]))" office:value-type="boolean" office:boolean-value="false">
            <text:p>FALSE</text:p>
          </table:table-cell>
          <table:table-cell table:formula="of:=INDIRECT(&quot;R3C&quot;&amp;([.C50]+1); 0)" office:value-type="float" office:value="0">
            <text:p>0</text:p>
          </table:table-cell>
          <table:table-cell table:formula="of:=[.B50]*[.E50]/[.$O$9]" office:value-type="float" office:value="0">
            <text:p>0</text:p>
          </table:table-cell>
          <table:table-cell table:formula="of:=IF([.D50];[.F50];[.B50])" office:value-type="float" office:value="983.040000000001">
            <text:p>983</text:p>
          </table:table-cell>
          <table:table-cell table:formula="of:=[.G50]/[.$O$6]*[.$O$7]" office:value-type="float" office:value="4.8">
            <text:p>4.80</text:p>
          </table:table-cell>
          <table:table-cell table:formula="of:=IF([.A50]&gt;0;[.H50]/[.A50]*100;100)" office:value-type="float" office:value="100">
            <text:p>100.0</text:p>
          </table:table-cell>
          <table:table-cell table:formula="of:=100-[.I50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4.9">
            <text:p>4.9</text:p>
          </table:table-cell>
          <table:table-cell table:formula="of:=[.A51]/[.$O$7]*[.$O$6]" office:value-type="float" office:value="1003.52">
            <text:p>1004</text:p>
          </table:table-cell>
          <table:table-cell table:formula="of:=MIN(MAX( ROUND(([.B51]-[.$N$3]-[.$O$8]/2) /[.$O$8] ); 0);[.$B$1])" office:value-type="float" office:value="10">
            <text:p>10</text:p>
          </table:table-cell>
          <table:table-cell table:formula="of:=IF(AND([.B51]&gt;[.$N$3];[.B51]&lt;[.$O$3]))" office:value-type="boolean" office:boolean-value="false">
            <text:p>FALSE</text:p>
          </table:table-cell>
          <table:table-cell table:formula="of:=INDIRECT(&quot;R3C&quot;&amp;([.C51]+1); 0)" office:value-type="float" office:value="0">
            <text:p>0</text:p>
          </table:table-cell>
          <table:table-cell table:formula="of:=[.B51]*[.E51]/[.$O$9]" office:value-type="float" office:value="0">
            <text:p>0</text:p>
          </table:table-cell>
          <table:table-cell table:formula="of:=IF([.D51];[.F51];[.B51])" office:value-type="float" office:value="1003.52">
            <text:p>1004</text:p>
          </table:table-cell>
          <table:table-cell table:formula="of:=[.G51]/[.$O$6]*[.$O$7]" office:value-type="float" office:value="4.9">
            <text:p>4.90</text:p>
          </table:table-cell>
          <table:table-cell table:formula="of:=IF([.A51]&gt;0;[.H51]/[.A51]*100;100)" office:value-type="float" office:value="100">
            <text:p>100.0</text:p>
          </table:table-cell>
          <table:table-cell table:formula="of:=100-[.I51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5">
            <text:p>5</text:p>
          </table:table-cell>
          <table:table-cell table:formula="of:=[.A52]/[.$O$7]*[.$O$6]" office:value-type="float" office:value="1024">
            <text:p>1024</text:p>
          </table:table-cell>
          <table:table-cell table:formula="of:=MIN(MAX( ROUND(([.B52]-[.$N$3]-[.$O$8]/2) /[.$O$8] ); 0);[.$B$1])" office:value-type="float" office:value="10">
            <text:p>10</text:p>
          </table:table-cell>
          <table:table-cell table:formula="of:=IF(AND([.B52]&gt;[.$N$3];[.B52]&lt;[.$O$3]))" office:value-type="boolean" office:boolean-value="false">
            <text:p>FALSE</text:p>
          </table:table-cell>
          <table:table-cell table:formula="of:=INDIRECT(&quot;R3C&quot;&amp;([.C52]+1); 0)" office:value-type="float" office:value="0">
            <text:p>0</text:p>
          </table:table-cell>
          <table:table-cell table:formula="of:=[.B52]*[.E52]/[.$O$9]" office:value-type="float" office:value="0">
            <text:p>0</text:p>
          </table:table-cell>
          <table:table-cell table:formula="of:=IF([.D52];[.F52];[.B52])" office:value-type="float" office:value="1024">
            <text:p>1024</text:p>
          </table:table-cell>
          <table:table-cell table:formula="of:=[.G52]/[.$O$6]*[.$O$7]" office:value-type="float" office:value="5">
            <text:p>5.00</text:p>
          </table:table-cell>
          <table:table-cell table:formula="of:=IF([.A52]&gt;0;[.H52]/[.A52]*100;100)" office:value-type="float" office:value="100">
            <text:p>100.0</text:p>
          </table:table-cell>
          <table:table-cell table:formula="of:=100-[.I52]" office:value-type="float" office:value="0">
            <text:p>0.0</text:p>
          </table:table-cell>
          <table:table-cell table:number-columns-repeated="10"/>
        </table:table-row>
        <table:table-row table:style-name="ro2">
          <table:table-cell office:value-type="float" office:value="5.1">
            <text:p>5.1</text:p>
          </table:table-cell>
          <table:table-cell table:style-name="Default" table:formula="of:=[.O6]" office:value-type="float" office:value="1024">
            <text:p>1024</text:p>
          </table:table-cell>
          <table:table-cell table:formula="of:=MIN(MAX( ROUND(([.B53]-[.$N$3]-[.$O$8]/2) /[.$O$8] ); 0);[.$B$1])" office:value-type="float" office:value="10">
            <text:p>10</text:p>
          </table:table-cell>
          <table:table-cell table:formula="of:=IF(AND([.B53]&gt;[.$N$3];[.B53]&lt;[.$O$3]))" office:value-type="boolean" office:boolean-value="false">
            <text:p>FALSE</text:p>
          </table:table-cell>
          <table:table-cell table:formula="of:=INDIRECT(&quot;R3C&quot;&amp;([.C53]+1); 0)" office:value-type="float" office:value="0">
            <text:p>0</text:p>
          </table:table-cell>
          <table:table-cell table:formula="of:=[.B53]*[.E53]/[.$O$9]" office:value-type="float" office:value="0">
            <text:p>0</text:p>
          </table:table-cell>
          <table:table-cell table:formula="of:=IF([.D53];[.F53];[.B53])" office:value-type="float" office:value="1024">
            <text:p>1024</text:p>
          </table:table-cell>
          <table:table-cell table:formula="of:=[.G53]/[.$O$6]*[.$O$7]" office:value-type="float" office:value="5">
            <text:p>5.00</text:p>
          </table:table-cell>
          <table:table-cell table:formula="of:=IF([.A53]&gt;0;[.H53]/[.A53]*100;100)" office:value-type="float" office:value="98.0392156862744">
            <text:p>98.0</text:p>
          </table:table-cell>
          <table:table-cell table:formula="of:=100-[.I53]" office:value-type="float" office:value="1.96078431372557">
            <text:p>2.0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21:2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0:18:48.64</meta:creation-date>
    <dc:date>2016-05-06T21:23:20.40</dc:date>
    <meta:editing-duration>P1DT1H4M30S</meta:editing-duration>
    <meta:editing-cycles>6</meta:editing-cycles>
    <meta:generator>OpenOffice/4.1.1$Win32 OpenOffice.org_project/411m6$Build-9775</meta:generator>
    <meta:document-statistic meta:table-count="3" meta:cell-count="5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5.2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6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646cm" svg:height="16.192cm" xlink:href=".." xlink:type="simple" chart:class="chart:line" chart:style-name="ch1">
        <chart:legend svg:x="1.936cm" svg:y="0cm" style:legend-expansion="custom" chartooo:width="14.773cm" chartooo:height="1.303cm" style:legend-expansion-aspect-ratio="11.3376822716807" chart:style-name="ch2"/>
        <chart:plot-area chart:style-name="ch3" table:cell-range-address="Sheet1.A5:Sheet1.A53 Sheet1.H5:Sheet1.H53 Sheet1.J5:Sheet1.J53" chart:data-source-has-labels="row" svg:x="0.088cm" svg:y="1.552cm" svg:width="28.657cm" svg:height="13.568cm">
          <chartooo:coordinate-region svg:x="0.815cm" svg:y="1.764cm" svg:width="26.911cm" svg:height="12.68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axis chart:dimension="y" chart:name="secondary-y" chart:style-name="ch7"/>
          <chart:series chart:attached-axis="primary-y" chart:style-name="ch8" chart:values-cell-range-address="Sheet1.A6:Sheet1.A53" chart:label-cell-address="Sheet1.A5:Sheet1.A5" chart:class="chart:line">
            <chart:data-point chart:repeated="48"/>
          </chart:series>
          <chart:series chart:attached-axis="primary-y" chart:style-name="ch9" chart:values-cell-range-address="Sheet1.H6:Sheet1.H53" chart:label-cell-address="Sheet1.H5:Sheet1.H5" chart:class="chart:line">
            <chart:data-point chart:repeated="48"/>
          </chart:series>
          <chart:series chart:attached-axis="secondary-y" chart:style-name="ch10" chart:values-cell-range-address="Sheet1.J6:Sheet1.J53" chart:label-cell-address="Sheet1.J5:Sheet1.J5" chart:class="chart:line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voltage</text:p>
                <draw:g>
                  <svg:desc>Sheet1.A5:Sheet1.A5</svg:desc>
                </draw:g>
              </table:table-cell>
              <table:table-cell office:value-type="string">
                <text:p>Output voltage</text:p>
                <draw:g>
                  <svg:desc>Sheet1.H5:Sheet1.H5</svg:desc>
                </draw:g>
              </table:table-cell>
              <table:table-cell office:value-type="string">
                <text:p>Relative negative ratio(%)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53</svg:desc>
                </draw:g>
              </table:table-cell>
              <table:table-cell office:value-type="float" office:value="0">
                <text:p>0</text:p>
                <draw:g>
                  <svg:desc>Sheet1.H6:Sheet1.H53</svg:desc>
                </draw:g>
              </table:table-cell>
              <table:table-cell office:value-type="float" office:value="0">
                <text:p>0</text:p>
                <draw:g>
                  <svg:desc>Sheet1.J6:Sheet1.J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1.47">
                <text:p>1.47</text:p>
              </table:table-cell>
              <table:table-cell office:value-type="float" office:value="-4.99999999999999">
                <text:p>-4.9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1.575">
                <text:p>1.57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68">
                <text:p>1.68</text:p>
              </table:table-cell>
              <table:table-cell office:value-type="float" office:value="-4.99999999999999">
                <text:p>-4.9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">
                <text:p>1.9</text:p>
              </table:table-cell>
              <table:table-cell office:value-type="float" office:value="1.71">
                <text:p>1.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">
                <text:p>2.1</text:p>
              </table:table-cell>
              <table:table-cell office:value-type="float" office:value="1.89">
                <text:p>1.89</text:p>
              </table:table-cell>
              <table:table-cell office:value-type="float" office:value="9.99999999999999">
                <text:p>9.999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">
                <text:p>2.2</text:p>
              </table:table-cell>
              <table:table-cell office:value-type="float" office:value="1.87">
                <text:p>1.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">
                <text:p>2.3</text:p>
              </table:table-cell>
              <table:table-cell office:value-type="float" office:value="1.955">
                <text:p>1.9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">
                <text:p>2.4</text:p>
              </table:table-cell>
              <table:table-cell office:value-type="float" office:value="2.04">
                <text:p>2.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2.125">
                <text:p>2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">
                <text:p>2.6</text:p>
              </table:table-cell>
              <table:table-cell office:value-type="float" office:value="2.21">
                <text:p>2.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">
                <text:p>2.7</text:p>
              </table:table-cell>
              <table:table-cell office:value-type="float" office:value="2.295">
                <text:p>2.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">
                <text:p>2.8</text:p>
              </table:table-cell>
              <table:table-cell office:value-type="float" office:value="2.38">
                <text:p>2.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">
                <text:p>2.9</text:p>
              </table:table-cell>
              <table:table-cell office:value-type="float" office:value="2.61">
                <text:p>2.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">
                <text:p>3.1</text:p>
              </table:table-cell>
              <table:table-cell office:value-type="float" office:value="2.79">
                <text:p>2.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">
                <text:p>3.2</text:p>
              </table:table-cell>
              <table:table-cell office:value-type="float" office:value="3.04">
                <text:p>3.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">
                <text:p>3.3</text:p>
              </table:table-cell>
              <table:table-cell office:value-type="float" office:value="3.135">
                <text:p>3.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366">
                <text:p>3.366</text:p>
              </table:table-cell>
              <table:table-cell office:value-type="float" office:value="1.00000000000001">
                <text:p>1.00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">
                <text:p>3.5</text:p>
              </table:table-cell>
              <table:table-cell office:value-type="float" office:value="3.465">
                <text:p>3.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">
                <text:p>3.6</text:p>
              </table:table-cell>
              <table:table-cell office:value-type="float" office:value="3.564">
                <text:p>3.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">
                <text:p>3.7</text:p>
              </table:table-cell>
              <table:table-cell office:value-type="float" office:value="3.663">
                <text:p>3.663</text:p>
              </table:table-cell>
              <table:table-cell office:value-type="float" office:value="1.00000000000001">
                <text:p>1.0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">
                <text:p>3.8</text:p>
              </table:table-cell>
              <table:table-cell office:value-type="float" office:value="3.762">
                <text:p>3.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">
                <text:p>3.9</text:p>
              </table:table-cell>
              <table:table-cell office:value-type="float" office:value="3.861">
                <text:p>3.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1.96078431372557">
                <text:p>1.960784313725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.2" chart:maximum="4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6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69cm" svg:height="15.5cm" xlink:href=".." xlink:type="simple" chart:class="chart:scatter" chart:style-name="ch1">
        <chart:legend svg:x="1.396cm" svg:y="0.91cm" style:legend-expansion="custom" chartooo:width="4.97cm" chartooo:height="1.148cm" style:legend-expansion-aspect-ratio="4.32926829268293" chart:style-name="ch2"/>
        <chart:plot-area chart:style-name="ch3" table:cell-range-address="Sheet1.A5:Sheet1.A53 Sheet1.H5:Sheet1.H53 Sheet1.J5:Sheet1.J53" chart:data-source-has-labels="row" svg:x="0.277cm" svg:y="0.44cm" svg:width="19.729cm" svg:height="14.949cm">
          <chartooo:coordinate-region svg:x="1.189cm" svg:y="0.653cm" svg:width="17.798cm" svg:height="14.063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axis chart:dimension="y" chart:name="secondary-y" chart:style-name="ch7"/>
          <chart:series chart:attached-axis="primary-y" chart:style-name="ch8" chart:values-cell-range-address="Sheet1.H6:Sheet1.H53" chart:label-cell-address="Sheet1.H5:Sheet1.H5" chart:class="chart:scatter">
            <chart:domain table:cell-range-address="Sheet1.A6:Sheet1.A53"/>
            <chart:data-point chart:repeated="48"/>
          </chart:series>
          <chart:series chart:attached-axis="secondary-y" chart:style-name="ch9" chart:values-cell-range-address="Sheet1.J6:Sheet1.J53" chart:label-cell-address="Sheet1.J5:Sheet1.J5" chart:class="chart:scatte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utput voltage</text:p>
                <draw:g>
                  <svg:desc>Sheet1.H5:Sheet1.H5</svg:desc>
                </draw:g>
              </table:table-cell>
              <table:table-cell office:value-type="string">
                <text:p>Relative negative ratio(%)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53</svg:desc>
                </draw:g>
              </table:table-cell>
              <table:table-cell office:value-type="float" office:value="0">
                <text:p>0</text:p>
                <draw:g>
                  <svg:desc>Sheet1.H6:Sheet1.H53</svg:desc>
                </draw:g>
              </table:table-cell>
              <table:table-cell office:value-type="float" office:value="0">
                <text:p>0</text:p>
                <draw:g>
                  <svg:desc>Sheet1.J6:Sheet1.J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1.47">
                <text:p>1.47</text:p>
              </table:table-cell>
              <table:table-cell office:value-type="float" office:value="-4.99999999999999">
                <text:p>-4.9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1.575">
                <text:p>1.57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68">
                <text:p>1.68</text:p>
              </table:table-cell>
              <table:table-cell office:value-type="float" office:value="-4.99999999999999">
                <text:p>-4.9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">
                <text:p>1.9</text:p>
              </table:table-cell>
              <table:table-cell office:value-type="float" office:value="1.71">
                <text:p>1.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">
                <text:p>2.1</text:p>
              </table:table-cell>
              <table:table-cell office:value-type="float" office:value="1.89">
                <text:p>1.89</text:p>
              </table:table-cell>
              <table:table-cell office:value-type="float" office:value="9.99999999999999">
                <text:p>9.999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">
                <text:p>2.2</text:p>
              </table:table-cell>
              <table:table-cell office:value-type="float" office:value="1.87">
                <text:p>1.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">
                <text:p>2.3</text:p>
              </table:table-cell>
              <table:table-cell office:value-type="float" office:value="1.955">
                <text:p>1.9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">
                <text:p>2.4</text:p>
              </table:table-cell>
              <table:table-cell office:value-type="float" office:value="2.04">
                <text:p>2.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2.125">
                <text:p>2.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">
                <text:p>2.6</text:p>
              </table:table-cell>
              <table:table-cell office:value-type="float" office:value="2.21">
                <text:p>2.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">
                <text:p>2.7</text:p>
              </table:table-cell>
              <table:table-cell office:value-type="float" office:value="2.295">
                <text:p>2.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">
                <text:p>2.8</text:p>
              </table:table-cell>
              <table:table-cell office:value-type="float" office:value="2.38">
                <text:p>2.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">
                <text:p>2.9</text:p>
              </table:table-cell>
              <table:table-cell office:value-type="float" office:value="2.61">
                <text:p>2.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">
                <text:p>3.1</text:p>
              </table:table-cell>
              <table:table-cell office:value-type="float" office:value="2.79">
                <text:p>2.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">
                <text:p>3.2</text:p>
              </table:table-cell>
              <table:table-cell office:value-type="float" office:value="3.04">
                <text:p>3.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">
                <text:p>3.3</text:p>
              </table:table-cell>
              <table:table-cell office:value-type="float" office:value="3.135">
                <text:p>3.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366">
                <text:p>3.366</text:p>
              </table:table-cell>
              <table:table-cell office:value-type="float" office:value="1.00000000000001">
                <text:p>1.00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">
                <text:p>3.5</text:p>
              </table:table-cell>
              <table:table-cell office:value-type="float" office:value="3.465">
                <text:p>3.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">
                <text:p>3.6</text:p>
              </table:table-cell>
              <table:table-cell office:value-type="float" office:value="3.564">
                <text:p>3.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">
                <text:p>3.7</text:p>
              </table:table-cell>
              <table:table-cell office:value-type="float" office:value="3.663">
                <text:p>3.663</text:p>
              </table:table-cell>
              <table:table-cell office:value-type="float" office:value="1.00000000000001">
                <text:p>1.0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">
                <text:p>3.8</text:p>
              </table:table-cell>
              <table:table-cell office:value-type="float" office:value="3.762">
                <text:p>3.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">
                <text:p>3.9</text:p>
              </table:table-cell>
              <table:table-cell office:value-type="float" office:value="3.861">
                <text:p>3.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1.96078431372557">
                <text:p>1.960784313725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